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6年(西元2007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8980343.916816" calcext:value-type="float">
            <text:p><text:s/>38,980,344 <text:s/></text:p>
          </table:table-cell>
          <table:table-cell table:style-name="ce42" office:value-type="float" office:value="3151253.669" calcext:value-type="float">
            <text:p><text:s/>3,151,254 <text:s/></text:p>
          </table:table-cell>
          <table:table-cell table:style-name="ce42" office:value-type="float" office:value="31967821.207816" calcext:value-type="float">
            <text:p><text:s/>31,967,821 <text:s/></text:p>
          </table:table-cell>
          <table:table-cell table:style-name="ce42" office:value-type="float" office:value="283147.29" calcext:value-type="float">
            <text:p><text:s/>283,147 <text:s/></text:p>
          </table:table-cell>
          <table:table-cell table:style-name="ce42" office:value-type="float" office:value="3188566.85" calcext:value-type="float">
            <text:p><text:s/>3,188,56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9554.9" calcext:value-type="float">
            <text:p><text:s/>389,55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055.76" calcext:value-type="float">
            <text:p><text:s/>8,05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8.36" calcext:value-type="float">
            <text:p><text:s/>50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47.4" calcext:value-type="float">
            <text:p><text:s/>7,54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08307.017711687" calcext:value-type="float">
            <text:p><text:s/>108,307 <text:s/></text:p>
          </table:table-cell>
          <table:table-cell table:style-name="ce42" office:value-type="float" office:value="-82173.323" calcext:value-type="float">
            <text:p><text:s/>-82,173 <text:s/></text:p>
          </table:table-cell>
          <table:table-cell table:style-name="ce42" office:value-type="float" office:value="9189.57494576936" calcext:value-type="float">
            <text:p><text:s/>9,190 <text:s/></text:p>
          </table:table-cell>
          <table:table-cell table:style-name="ce42" office:value-type="float" office:value="3637.33" calcext:value-type="float">
            <text:p><text:s/>3,637 <text:s/></text:p>
          </table:table-cell>
          <table:table-cell table:style-name="ce42" office:value-type="float" office:value="134067.235765918" calcext:value-type="float">
            <text:p><text:s/>134,06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586.2" calcext:value-type="float">
            <text:p><text:s/>43,5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8863981.1391043" calcext:value-type="float">
            <text:p><text:s/>38,863,981 <text:s/></text:p>
          </table:table-cell>
          <table:table-cell table:style-name="ce43" office:value-type="float" office:value="3233426.992" calcext:value-type="float">
            <text:p><text:s/>3,233,427 <text:s/></text:p>
          </table:table-cell>
          <table:table-cell table:style-name="ce43" office:value-type="float" office:value="31958631.6328702" calcext:value-type="float">
            <text:p><text:s/>31,958,632 <text:s/></text:p>
          </table:table-cell>
          <table:table-cell table:style-name="ce43" office:value-type="float" office:value="279001.6" calcext:value-type="float">
            <text:p><text:s/>279,002 <text:s/></text:p>
          </table:table-cell>
          <table:table-cell table:style-name="ce43" office:value-type="float" office:value="3054499.61423408" calcext:value-type="float">
            <text:p><text:s/>3,054,50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38421.3" calcext:value-type="float">
            <text:p><text:s/>338,42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402696.645855097" calcext:value-type="float">
            <text:p><text:s/>402,697 <text:s/></text:p>
          </table:table-cell>
          <table:table-cell table:style-name="ce43" office:value-type="float" office:value="-66994.57" calcext:value-type="float">
            <text:p><text:s/>-66,995 <text:s/></text:p>
          </table:table-cell>
          <table:table-cell table:style-name="ce43" office:value-type="float" office:value="543725.467126559" calcext:value-type="float">
            <text:p><text:s/>543,725 <text:s/></text:p>
          </table:table-cell>
          <table:table-cell table:style-name="ce43" office:value-type="float" office:value="-3593.31" calcext:value-type="float">
            <text:p><text:s/>-3,593 <text:s/></text:p>
          </table:table-cell>
          <table:table-cell table:style-name="ce43" office:value-type="float" office:value="-138441.041271462" calcext:value-type="float">
            <text:p><text:s/>-138,441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8000.1" calcext:value-type="float">
            <text:p><text:s/>68,000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6702865.4795197" calcext:value-type="float">
            <text:p><text:s/>36,702,865 <text:s/></text:p>
          </table:table-cell>
          <table:table-cell table:style-name="ce42" office:value-type="float" office:value="3300421.562" calcext:value-type="float">
            <text:p><text:s/>3,300,422 <text:s/></text:p>
          </table:table-cell>
          <table:table-cell table:style-name="ce42" office:value-type="float" office:value="26996552.1990142" calcext:value-type="float">
            <text:p><text:s/>26,996,5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92940.65550554" calcext:value-type="float">
            <text:p><text:s/>3,192,94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60294" calcext:value-type="float">
            <text:p><text:s/>2,660,29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935561.02" calcext:value-type="float">
            <text:p><text:s/>3,935,561 <text:s/></text:p>
          </table:table-cell>
          <table:table-cell table:style-name="ce42" office:value-type="float" office:value="3300421.562" calcext:value-type="float">
            <text:p><text:s/>3,300,422 <text:s/></text:p>
          </table:table-cell>
          <table:table-cell table:style-name="ce42" office:value-type="float" office:value="635139.458" calcext:value-type="float">
            <text:p><text:s/>635,1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3647287.055" calcext:value-type="float">
            <text:p><text:s/>3,647,2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6993.055" calcext:value-type="float">
            <text:p><text:s/>986,9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60294" calcext:value-type="float">
            <text:p><text:s/>2,660,29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0236362.3493052" calcext:value-type="float">
            <text:p><text:s/>20,236,3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224566.0137997" calcext:value-type="float">
            <text:p><text:s/>17,224,5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11796.33550554" calcext:value-type="float">
            <text:p><text:s/>3,011,7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643089.504" calcext:value-type="float">
            <text:p><text:s/>643,0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3089.504" calcext:value-type="float">
            <text:p><text:s/>643,0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240565.55121448" calcext:value-type="float">
            <text:p><text:s/>8,240,56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506764.16821448" calcext:value-type="float">
            <text:p><text:s/>7,506,76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1144.32" calcext:value-type="float">
            <text:p><text:s/>181,14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202942.738" calcext:value-type="float">
            <text:p><text:s/>5,202,9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968986.3" calcext:value-type="float">
            <text:p><text:s/>2,968,9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202942.738" calcext:value-type="float">
            <text:p><text:s/>5,202,9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968986.3" calcext:value-type="float">
            <text:p><text:s/>2,968,9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828690.8259" calcext:value-type="float">
            <text:p><text:s/>828,69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99308.4501" calcext:value-type="float">
            <text:p><text:s/>399,30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29382.3758" calcext:value-type="float">
            <text:p><text:s/>429,38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6573.6193" calcext:value-type="float">
            <text:p><text:s/>16,57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5562.4" calcext:value-type="float">
            <text:p><text:s/>15,56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116097.30652952" calcext:value-type="float">
            <text:p><text:s/>6,116,09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418353.96672952" calcext:value-type="float">
            <text:p><text:s/>4,418,354 <text:s/></text:p>
          </table:table-cell>
          <table:table-cell table:style-name="ce44" office:value-type="float" office:value="282594.91" calcext:value-type="float">
            <text:p><text:s/>282,595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563551.1" calcext:value-type="float">
            <text:p><text:s/>563,55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759151.77652952" calcext:value-type="float">
            <text:p><text:s/>5,759,15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418353.96672952" calcext:value-type="float">
            <text:p><text:s/>4,418,354 <text:s/></text:p>
          </table:table-cell>
          <table:table-cell table:style-name="ce44" office:value-type="float" office:value="78567.18" calcext:value-type="float">
            <text:p><text:s/>78,567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10633.3" calcext:value-type="float">
            <text:p><text:s/>410,63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759151.77652952" calcext:value-type="float">
            <text:p><text:s/>5,759,1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18353.96672952" calcext:value-type="float">
            <text:p><text:s/>4,418,354 <text:s/></text:p>
          </table:table-cell>
          <table:table-cell table:style-name="ce42" office:value-type="float" office:value="78567.18" calcext:value-type="float">
            <text:p><text:s/>78,56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0633.3" calcext:value-type="float">
            <text:p><text:s/>410,63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4063.7259700579" calcext:value-type="float">
            <text:p><text:s/>64,0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063.7259700579" calcext:value-type="float">
            <text:p><text:s/>64,0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19750.898187548" calcext:value-type="float">
            <text:p><text:s/>319,7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9750.898187548" calcext:value-type="float">
            <text:p><text:s/>319,7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229961.49790652" calcext:value-type="float">
            <text:p><text:s/>2,229,9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29961.49790652" calcext:value-type="float">
            <text:p><text:s/>2,229,96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566533.00414487" calcext:value-type="float">
            <text:p><text:s/>1,566,5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66533.00414487" calcext:value-type="float">
            <text:p><text:s/>1,566,5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489.65289423648" calcext:value-type="float">
            <text:p>( 3,490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489.65289423648" calcext:value-type="float">
            <text:p>( 3,49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563043.35125064" calcext:value-type="float">
            <text:p>( 1,563,043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563043.35125064" calcext:value-type="float">
            <text:p>( 1,563,04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488877.360943727" calcext:value-type="float">
            <text:p><text:s/>488,8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8877.360943727" calcext:value-type="float">
            <text:p><text:s/>488,8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73434.239249919" calcext:value-type="float">
            <text:p><text:s/>173,4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3434.239249919" calcext:value-type="float">
            <text:p><text:s/>173,4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116.893568" calcext:value-type="float">
            <text:p><text:s/>1,117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116.893568" calcext:value-type="float">
            <text:p><text:s/>1,117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746.016" calcext:value-type="float">
            <text:p><text:s/>746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746.016" calcext:value-type="float">
            <text:p><text:s/>746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643512.329024" calcext:value-type="float">
            <text:p><text:s/>1,643,5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43512.329024" calcext:value-type="float">
            <text:p><text:s/>1,643,5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511360.17408" calcext:value-type="float">
            <text:p><text:s/>1,511,3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11360.17408" calcext:value-type="float">
            <text:p><text:s/>1,511,3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32152.154944" calcext:value-type="float">
            <text:p><text:s/>132,1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152.154944" calcext:value-type="float">
            <text:p><text:s/>132,1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353113.187848" calcext:value-type="float">
            <text:p><text:s/>1,353,1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315.378048" calcext:value-type="float">
            <text:p><text:s/>12,315 <text:s/></text:p>
          </table:table-cell>
          <table:table-cell table:style-name="ce42" office:value-type="float" office:value="78567.18" calcext:value-type="float">
            <text:p><text:s/>78,56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0633.3" calcext:value-type="float">
            <text:p><text:s/>410,63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350577.0034" calcext:value-type="float">
            <text:p><text:s/>1,350,5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79.1936" calcext:value-type="float">
            <text:p><text:s/>9,779 <text:s/></text:p>
          </table:table-cell>
          <table:table-cell table:style-name="ce42" office:value-type="float" office:value="78567.18" calcext:value-type="float">
            <text:p><text:s/>78,56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0633.3" calcext:value-type="float">
            <text:p><text:s/>410,63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536.184448" calcext:value-type="float">
            <text:p><text:s/>2,5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36.184448" calcext:value-type="float">
            <text:p><text:s/>2,5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48004.121593399" calcext:value-type="float">
            <text:p><text:s/>148,0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8004.121593399" calcext:value-type="float">
            <text:p><text:s/>148,0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356945.53" calcext:value-type="float">
            <text:p><text:s/>356,94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4027.73" calcext:value-type="float">
            <text:p><text:s/>204,0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2917.8" calcext:value-type="float">
            <text:p><text:s/>152,9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356945.53" calcext:value-type="float">
            <text:p><text:s/>356,94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4027.73" calcext:value-type="float">
            <text:p><text:s/>204,0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2917.8" calcext:value-type="float">
            <text:p><text:s/>152,9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8539704.03421" calcext:value-type="float">
            <text:p><text:s/>128,539,7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1439867.597499" calcext:value-type="float">
            <text:p><text:s/>111,439,8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99836.4367114" calcext:value-type="float">
            <text:p><text:s/>17,099,8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3000356.493" calcext:value-type="float">
            <text:p><text:s/>93,000,3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135600.0562886" calcext:value-type="float">
            <text:p><text:s/>79,135,6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864756.4367115" calcext:value-type="float">
            <text:p><text:s/>13,864,7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218085.563902" calcext:value-type="float">
            <text:p><text:s/>2,218,0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18085.563902" calcext:value-type="float">
            <text:p><text:s/>2,218,0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3321261.977308" calcext:value-type="float">
            <text:p><text:s/>33,321,2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086181.977308" calcext:value-type="float">
            <text:p><text:s/>30,086,1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35080" calcext:value-type="float">
            <text:p><text:s/>3,235,0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1602580.906843" calcext:value-type="float">
            <text:p><text:s/>21,602,5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781499.906843" calcext:value-type="float">
            <text:p><text:s/>20,781,5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1081" calcext:value-type="float">
            <text:p><text:s/>821,0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1602580.906843" calcext:value-type="float">
            <text:p><text:s/>21,602,58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0781499.906843" calcext:value-type="float">
            <text:p><text:s/>20,781,50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21081" calcext:value-type="float">
            <text:p><text:s/>821,08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6年(西元2007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60187.7603047503" calcext:value-type="float">
            <text:p><text:s/>60,188 <text:s/></text:p>
          </table:table-cell>
          <table:table-cell table:style-name="ce41" office:value-type="float" office:value="16000.2" calcext:value-type="float">
            <text:p><text:s/>16,000 <text:s/></text:p>
          </table:table-cell>
          <table:table-cell table:style-name="ce41" office:value-type="float" office:value="44187.5603047503" calcext:value-type="float">
            <text:p><text:s/>44,188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859676.3952762" calcext:value-type="float">
            <text:p><text:s/>67,859,676 <text:s/></text:p>
          </table:table-cell>
          <table:table-cell table:style-name="ce42" office:value-type="float" office:value="51726009.6" calcext:value-type="float">
            <text:p><text:s/>51,726,0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9263.0345" calcext:value-type="float">
            <text:p><text:s/>229,2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05578.317293" calcext:value-type="float">
            <text:p><text:s/>1,305,57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538887.7747333" calcext:value-type="float">
            <text:p><text:s/>17,538,8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4740.139611" calcext:value-type="float">
            <text:p><text:s/>364,74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60913.68" calcext:value-type="float">
            <text:p><text:s/>2,160,91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02790.4" calcext:value-type="float">
            <text:p><text:s/>2,102,7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4967.563442" calcext:value-type="float">
            <text:p><text:s/>294,968 <text:s/></text:p>
          </table:table-cell>
          <table:table-cell table:style-name="ce42" office:value-type="float" office:value="534583.8" calcext:value-type="float">
            <text:p><text:s/>534,58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74.028946" calcext:value-type="float">
            <text:p><text:s/>1,47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5822304.7374057" calcext:value-type="float">
            <text:p><text:s/>45,822,305 <text:s/></text:p>
          </table:table-cell>
          <table:table-cell table:style-name="ce43" office:value-type="float" office:value="51207426" calcext:value-type="float">
            <text:p><text:s/>51,207,426 <text:s/></text:p>
          </table:table-cell>
          <table:table-cell table:style-name="ce43" office:value-type="float" office:value="44187.5603047503" calcext:value-type="float">
            <text:p><text:s/>44,188 <text:s/></text:p>
          </table:table-cell>
          <table:table-cell table:style-name="ce43" office:value-type="float" office:value="229263.0345" calcext:value-type="float">
            <text:p><text:s/>229,26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939364.148736" calcext:value-type="float">
            <text:p><text:s/>939,36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06056.738962" calcext:value-type="float">
            <text:p><text:s/>7,006,0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2801.098962" calcext:value-type="float">
            <text:p><text:s/>92,80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763493.4847535" calcext:value-type="float">
            <text:p><text:s/>-763,493 <text:s/></text:p>
          </table:table-cell>
          <table:table-cell table:style-name="ce43" office:value-type="float" office:value="-611838" calcext:value-type="float">
            <text:p><text:s/>-611,83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457.19858049998" calcext:value-type="float">
            <text:p><text:s/>8,45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5272.8" calcext:value-type="float">
            <text:p><text:s/>95,273 <text:s/></text:p>
          </table:table-cell>
          <table:table-cell table:style-name="ce42" office:value-type="float" office:value="367784.403" calcext:value-type="float">
            <text:p><text:s/>367,784 <text:s/></text:p>
          </table:table-cell>
          <table:table-cell table:style-name="ce42" office:value-type="float" office:value="89599.86" calcext:value-type="float">
            <text:p><text:s/>89,600 <text:s/></text:p>
          </table:table-cell>
          <table:table-cell table:style-name="ce42" office:value-type="float" office:value="55979307.9093385" calcext:value-type="float">
            <text:p><text:s/>55,979,308 <text:s/></text:p>
          </table:table-cell>
          <table:table-cell table:style-name="ce42" office:value-type="float" office:value="51819264" calcext:value-type="float">
            <text:p><text:s/>51,819,264 <text:s/></text:p>
          </table:table-cell>
          <table:table-cell table:style-name="ce42" office:value-type="float" office:value="44187.5603047503" calcext:value-type="float">
            <text:p><text:s/>44,188 <text:s/></text:p>
          </table:table-cell>
          <table:table-cell table:style-name="ce42" office:value-type="float" office:value="229263.0345" calcext:value-type="float">
            <text:p><text:s/>229,263 <text:s/></text:p>
          </table:table-cell>
          <table:table-cell table:style-name="ce42" office:value-type="float" office:value="23583.9750602201" calcext:value-type="float">
            <text:p><text:s/>23,5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092714.5948048" calcext:value-type="float">
            <text:p><text:s/>52,092,715 <text:s/></text:p>
          </table:table-cell>
          <table:table-cell table:style-name="ce42" office:value-type="float" office:value="51819264" calcext:value-type="float">
            <text:p><text:s/>51,819,264 <text:s/></text:p>
          </table:table-cell>
          <table:table-cell table:style-name="ce42" office:value-type="float" office:value="44187.5603047503" calcext:value-type="float">
            <text:p><text:s/>44,188 <text:s/></text:p>
          </table:table-cell>
          <table:table-cell table:style-name="ce42" office:value-type="float" office:value="229263.0345" calcext:value-type="float">
            <text:p><text:s/>229,26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02982.08" calcext:value-type="float">
            <text:p><text:s/>2,802,9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90.4" calcext:value-type="float">
            <text:p><text:s/>7,7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5272.8" calcext:value-type="float">
            <text:p><text:s/>95,273 <text:s/></text:p>
          </table:table-cell>
          <table:table-cell table:style-name="ce43" office:value-type="float" office:value="367784.403" calcext:value-type="float">
            <text:p><text:s/>367,784 <text:s/></text:p>
          </table:table-cell>
          <table:table-cell table:style-name="ce43" office:value-type="float" office:value="89599.86" calcext:value-type="float">
            <text:p><text:s/>89,600 <text:s/></text:p>
          </table:table-cell>
          <table:table-cell table:style-name="ce43" office:value-type="float" office:value="1075820.83453378" calcext:value-type="float">
            <text:p><text:s/>1,075,821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3583.9750602201" calcext:value-type="float">
            <text:p><text:s/>23,58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48526" calcext:value-type="float">
            <text:p><text:s/>848,526 <text:s/></text:p>
          </table:table-cell>
          <table:table-cell table:style-name="ce42" office:value-type="float" office:value="1192632.9954" calcext:value-type="float">
            <text:p><text:s/>1,192,633 <text:s/></text:p>
          </table:table-cell>
          <table:table-cell table:style-name="ce42" office:value-type="float" office:value="192797.4426" calcext:value-type="float">
            <text:p><text:s/>192,797 <text:s/></text:p>
          </table:table-cell>
          <table:table-cell table:style-name="ce42" office:value-type="float" office:value="59047337.0794932" calcext:value-type="float">
            <text:p><text:s/>59,047,3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11467.3440522" calcext:value-type="float">
            <text:p><text:s/>1,511,467 <text:s/></text:p>
          </table:table-cell>
          <table:table-cell table:style-name="ce42" office:value-type="float" office:value="2036231.064711" calcext:value-type="float">
            <text:p><text:s/>2,036,23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48526" calcext:value-type="float">
            <text:p><text:s/>848,526 <text:s/></text:p>
          </table:table-cell>
          <table:table-cell table:style-name="ce42" office:value-type="float" office:value="1192632.9954" calcext:value-type="float">
            <text:p><text:s/>1,192,633 <text:s/></text:p>
          </table:table-cell>
          <table:table-cell table:style-name="ce42" office:value-type="float" office:value="192797.4426" calcext:value-type="float">
            <text:p><text:s/>192,797 <text:s/></text:p>
          </table:table-cell>
          <table:table-cell table:style-name="ce42" office:value-type="float" office:value="53205372.2409348" calcext:value-type="float">
            <text:p><text:s/>53,205,37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11467.3440522" calcext:value-type="float">
            <text:p><text:s/>1,511,467 <text:s/></text:p>
          </table:table-cell>
          <table:table-cell table:style-name="ce42" office:value-type="float" office:value="1629312.9809526" calcext:value-type="float">
            <text:p><text:s/>1,629,31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841964.8385584" calcext:value-type="float">
            <text:p><text:s/>5,841,96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06918.0837584" calcext:value-type="float">
            <text:p><text:s/>406,91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51092.9" calcext:value-type="float">
            <text:p><text:s/>151,093 <text:s/></text:p>
          </table:table-cell>
          <table:table-cell table:style-name="ce42" office:value-type="float" office:value="622495.881" calcext:value-type="float">
            <text:p><text:s/>622,496 <text:s/></text:p>
          </table:table-cell>
          <table:table-cell table:style-name="ce42" office:value-type="float" office:value="55102.0449" calcext:value-type="float">
            <text:p><text:s/>55,102 <text:s/></text:p>
          </table:table-cell>
          <table:table-cell table:style-name="ce42" office:value-type="float" office:value="2884006.3931306" calcext:value-type="float">
            <text:p><text:s/>2,884,00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87677.02126071" calcext:value-type="float">
            <text:p><text:s/>1,487,677 <text:s/></text:p>
          </table:table-cell>
          <table:table-cell table:style-name="ce42" office:value-type="float" office:value="183276.56142" calcext:value-type="float">
            <text:p><text:s/>183,27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1.52" calcext:value-type="float">
            <text:p><text:s/>1,4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16213.16" calcext:value-type="float">
            <text:p><text:s/>116,213 <text:s/></text:p>
          </table:table-cell>
          <table:table-cell table:style-name="ce42" office:value-type="float" office:value="227993.2452" calcext:value-type="float">
            <text:p><text:s/>227,993 <text:s/></text:p>
          </table:table-cell>
          <table:table-cell table:style-name="ce42" office:value-type="float" office:value="55102.0449" calcext:value-type="float">
            <text:p><text:s/>55,102 <text:s/></text:p>
          </table:table-cell>
          <table:table-cell table:style-name="ce42" office:value-type="float" office:value="16236.96" calcext:value-type="float">
            <text:p><text:s/>16,23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34879.74" calcext:value-type="float">
            <text:p><text:s/>34,880 <text:s/></text:p>
          </table:table-cell>
          <table:table-cell table:style-name="ce42" office:value-type="float" office:value="394502.6358" calcext:value-type="float">
            <text:p><text:s/>394,5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" calcext:value-type="float">
            <text:p><text:s/>1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62004.5064586" calcext:value-type="float">
            <text:p><text:s/>2,862,00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87677.02126071" calcext:value-type="float">
            <text:p><text:s/>1,487,677 <text:s/></text:p>
          </table:table-cell>
          <table:table-cell table:style-name="ce42" office:value-type="float" office:value="180979.874748" calcext:value-type="float">
            <text:p><text:s/>180,98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50.16" calcext:value-type="float">
            <text:p><text:s/>1,8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319.246672" calcext:value-type="float">
            <text:p><text:s/>2,31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296.686672" calcext:value-type="float">
            <text:p><text:s/>2,29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817.404" calcext:value-type="float">
            <text:p><text:s/>817 <text:s/></text:p>
          </table:table-cell>
          <table:table-cell table:style-name="ce44" office:value-type="float" office:value="193.8153" calcext:value-type="float">
            <text:p><text:s/>19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02160.3" calcext:value-type="float">
            <text:p><text:s/>602,160 <text:s/></text:p>
          </table:table-cell>
          <table:table-cell table:style-name="ce44" office:value-type="float" office:value="201535.3074" calcext:value-type="float">
            <text:p><text:s/>201,535 <text:s/></text:p>
          </table:table-cell>
          <table:table-cell table:style-name="ce44" office:value-type="float" office:value="47901.7224" calcext:value-type="float">
            <text:p><text:s/>47,902 <text:s/></text:p>
          </table:table-cell>
          <table:table-cell table:style-name="ce44" office:value-type="float" office:value="39763764.2602212" calcext:value-type="float">
            <text:p><text:s/>39,763,76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206.347731265881" calcext:value-type="float">
            <text:p><text:s/>206 <text:s/></text:p>
          </table:table-cell>
          <table:table-cell table:style-name="ce44" office:value-type="float" office:value="2691060.3544845" calcext:value-type="float">
            <text:p><text:s/>2,691,06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02160.3" calcext:value-type="float">
            <text:p><text:s/>602,160 <text:s/></text:p>
          </table:table-cell>
          <table:table-cell table:style-name="ce44" office:value-type="float" office:value="201535.3074" calcext:value-type="float">
            <text:p><text:s/>201,535 <text:s/></text:p>
          </table:table-cell>
          <table:table-cell table:style-name="ce44" office:value-type="float" office:value="47901.7224" calcext:value-type="float">
            <text:p><text:s/>47,902 <text:s/></text:p>
          </table:table-cell>
          <table:table-cell table:style-name="ce44" office:value-type="float" office:value="19991913.3322353" calcext:value-type="float">
            <text:p><text:s/>19,991,913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206.347731265881" calcext:value-type="float">
            <text:p><text:s/>206 <text:s/></text:p>
          </table:table-cell>
          <table:table-cell table:style-name="ce44" office:value-type="float" office:value="2078439.6908595" calcext:value-type="float">
            <text:p><text:s/>2,078,4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02160.3" calcext:value-type="float">
            <text:p><text:s/>602,160 <text:s/></text:p>
          </table:table-cell>
          <table:table-cell table:style-name="ce42" office:value-type="float" office:value="201535.3074" calcext:value-type="float">
            <text:p><text:s/>201,535 <text:s/></text:p>
          </table:table-cell>
          <table:table-cell table:style-name="ce42" office:value-type="float" office:value="47901.7224" calcext:value-type="float">
            <text:p><text:s/>47,902 <text:s/></text:p>
          </table:table-cell>
          <table:table-cell table:style-name="ce42" office:value-type="float" office:value="5333321.57126082" calcext:value-type="float">
            <text:p><text:s/>5,333,32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6.347731265881" calcext:value-type="float">
            <text:p><text:s/>206 <text:s/></text:p>
          </table:table-cell>
          <table:table-cell table:style-name="ce42" office:value-type="float" office:value="672715.689885" calcext:value-type="float">
            <text:p><text:s/>672,7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617.605518" calcext:value-type="float">
            <text:p><text:s/>39,6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26.345518" calcext:value-type="float">
            <text:p><text:s/>2,9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3060.577690648" calcext:value-type="float">
            <text:p><text:s/>323,0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026.365475" calcext:value-type="float">
            <text:p><text:s/>7,0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8271.375484955" calcext:value-type="float">
            <text:p><text:s/>788,2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82.590816" calcext:value-type="float">
            <text:p><text:s/>1,5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357.242825" calcext:value-type="float">
            <text:p><text:s/>28,3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44.202825" calcext:value-type="float">
            <text:p><text:s/>2,7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26.684412" calcext:value-type="float">
            <text:p><text:s/>6,0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1.324412" calcext:value-type="float">
            <text:p><text:s/>1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1842.31342171" calcext:value-type="float">
            <text:p><text:s/>291,8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75.328805" calcext:value-type="float">
            <text:p><text:s/>2,5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57.494133" calcext:value-type="float">
            <text:p><text:s/>7,2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103.614133" calcext:value-type="float">
            <text:p><text:s/>5,1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23366.19226592" calcext:value-type="float">
            <text:p><text:s/>1,923,36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6.347731265881" calcext:value-type="float">
            <text:p><text:s/>206 <text:s/></text:p>
          </table:table-cell>
          <table:table-cell table:style-name="ce42" office:value-type="float" office:value="409670.278875" calcext:value-type="float">
            <text:p><text:s/>409,6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89174.51286983" calcext:value-type="float">
            <text:p><text:s/>1,289,1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9076.220578" calcext:value-type="float">
            <text:p><text:s/>89,0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30938.86452524" calcext:value-type="float">
            <text:p>( 1,030,93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89076.220578" calcext:value-type="float">
            <text:p>( 89,07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53769.728344592" calcext:value-type="float">
            <text:p>( 253,770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465.92" calcext:value-type="float">
            <text:p>( 4,466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6943.689537644" calcext:value-type="float">
            <text:p><text:s/>206,94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6.347731265881" calcext:value-type="float">
            <text:p><text:s/>20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736.7315614464" calcext:value-type="float">
            <text:p><text:s/>61,73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65511.258297" calcext:value-type="float">
            <text:p><text:s/>365,51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20594.058297" calcext:value-type="float">
            <text:p><text:s/>320,5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2379.803916" calcext:value-type="float">
            <text:p><text:s/>222,3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33.203916" calcext:value-type="float">
            <text:p><text:s/>3,6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229.389219" calcext:value-type="float">
            <text:p><text:s/>66,2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34.789219" calcext:value-type="float">
            <text:p><text:s/>2,93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83444.0208" calcext:value-type="float">
            <text:p><text:s/>83,44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6754.9608" calcext:value-type="float">
            <text:p><text:s/>6,7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3058.70334" calcext:value-type="float">
            <text:p><text:s/>393,0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964.50334" calcext:value-type="float">
            <text:p><text:s/>20,9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320.850996" calcext:value-type="float">
            <text:p><text:s/>69,3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9.970996" calcext:value-type="float">
            <text:p><text:s/>6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3737.852344" calcext:value-type="float">
            <text:p><text:s/>323,7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274.532344" calcext:value-type="float">
            <text:p><text:s/>20,2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2443.580348" calcext:value-type="float">
            <text:p>( 12,44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1140.860348" calcext:value-type="float">
            <text:p>( 11,141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3801.511756" calcext:value-type="float">
            <text:p>( 23,802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282.211756" calcext:value-type="float">
            <text:p>( 2,28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02160.3" calcext:value-type="float">
            <text:p><text:s/>602,160 <text:s/></text:p>
          </table:table-cell>
          <table:table-cell table:style-name="ce42" office:value-type="float" office:value="201535.3074" calcext:value-type="float">
            <text:p><text:s/>201,535 <text:s/></text:p>
          </table:table-cell>
          <table:table-cell table:style-name="ce42" office:value-type="float" office:value="47901.7224" calcext:value-type="float">
            <text:p><text:s/>47,902 <text:s/></text:p>
          </table:table-cell>
          <table:table-cell table:style-name="ce42" office:value-type="float" office:value="636280.338246" calcext:value-type="float">
            <text:p><text:s/>636,2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953.180646" calcext:value-type="float">
            <text:p><text:s/>39,9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02160.3" calcext:value-type="float">
            <text:p><text:s/>602,160 <text:s/></text:p>
          </table:table-cell>
          <table:table-cell table:style-name="ce42" office:value-type="float" office:value="201535.3074" calcext:value-type="float">
            <text:p><text:s/>201,535 <text:s/></text:p>
          </table:table-cell>
          <table:table-cell table:style-name="ce42" office:value-type="float" office:value="47901.7224" calcext:value-type="float">
            <text:p><text:s/>47,902 <text:s/></text:p>
          </table:table-cell>
          <table:table-cell table:style-name="ce42" office:value-type="float" office:value="540679.013574" calcext:value-type="float">
            <text:p><text:s/>540,6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419.035974" calcext:value-type="float">
            <text:p><text:s/>30,4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601.324672" calcext:value-type="float">
            <text:p><text:s/>95,6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534.144672" calcext:value-type="float">
            <text:p><text:s/>9,5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9735.036193" calcext:value-type="float">
            <text:p>( 29,73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610.236193" calcext:value-type="float">
            <text:p>( 5,61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443.068772" calcext:value-type="float">
            <text:p><text:s/>87,4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66.028772" calcext:value-type="float">
            <text:p><text:s/>7,96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8785.493261" calcext:value-type="float">
            <text:p><text:s/>18,78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530.673261" calcext:value-type="float">
            <text:p><text:s/>3,5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470.295409562" calcext:value-type="float">
            <text:p><text:s/>119,4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894.934094" calcext:value-type="float">
            <text:p><text:s/>4,8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780.811238" calcext:value-type="float">
            <text:p><text:s/>36,7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387.081238" calcext:value-type="float">
            <text:p><text:s/>5,3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3862.377794" calcext:value-type="float">
            <text:p><text:s/>163,8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4698.497794" calcext:value-type="float">
            <text:p><text:s/>144,6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1.5760000264" calcext:value-type="float">
            <text:p><text:s/>9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834.865946" calcext:value-type="float">
            <text:p><text:s/>70,8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7.785946" calcext:value-type="float">
            <text:p><text:s/>26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6001.341568" calcext:value-type="float">
            <text:p><text:s/>26,00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25842.7079445" calcext:value-type="float">
            <text:p><text:s/>11,925,8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1715.9879445" calcext:value-type="float">
            <text:p><text:s/>61,7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445.6" calcext:value-type="float">
            <text:p><text:s/>130,4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64777.3079445" calcext:value-type="float">
            <text:p><text:s/>11,464,7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1715.9879445" calcext:value-type="float">
            <text:p><text:s/>61,7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380.68" calcext:value-type="float">
            <text:p><text:s/>29,3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1239.12" calcext:value-type="float">
            <text:p><text:s/>301,2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0711.429832" calcext:value-type="float">
            <text:p><text:s/>350,7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.949832" calcext:value-type="float">
            <text:p><text:s/>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90.669832" calcext:value-type="float">
            <text:p><text:s/>3,8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.949832" calcext:value-type="float">
            <text:p><text:s/>2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46820.76" calcext:value-type="float">
            <text:p><text:s/>346,82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6388.116161" calcext:value-type="float">
            <text:p><text:s/>1,126,3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329.556161" calcext:value-type="float">
            <text:p><text:s/>88,3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1094.301357" calcext:value-type="float">
            <text:p><text:s/>541,0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295.781357" calcext:value-type="float">
            <text:p><text:s/>88,2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78" calcext:value-type="float">
            <text:p><text:s/>8,7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58.872486" calcext:value-type="float">
            <text:p><text:s/>11,1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412486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57.86" calcext:value-type="float">
            <text:p><text:s/>9,7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64.38" calcext:value-type="float">
            <text:p><text:s/>6,3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9509.5" calcext:value-type="float">
            <text:p><text:s/>429,51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9725.202318" calcext:value-type="float">
            <text:p><text:s/>119,72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1.362318" calcext:value-type="float">
            <text:p><text:s/>31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255649.507037" calcext:value-type="float">
            <text:p><text:s/>1,255,650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55649.507037" calcext:value-type="float">
            <text:p><text:s/>1,255,6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771850.9279859" calcext:value-type="float">
            <text:p><text:s/>19,771,8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12620.663625" calcext:value-type="float">
            <text:p><text:s/>612,6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771850.9279859" calcext:value-type="float">
            <text:p><text:s/>19,771,8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12620.663625" calcext:value-type="float">
            <text:p><text:s/>612,6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6147793.303625" calcext:value-type="float">
            <text:p>( 16,147,79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12620.663625" calcext:value-type="float">
            <text:p>( 612,62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747327.239439" calcext:value-type="float">
            <text:p><text:s/>16,747,3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3602.708837" calcext:value-type="float">
            <text:p><text:s/>103,6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98480.954" calcext:value-type="float">
            <text:p><text:s/>12,198,4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467.582072" calcext:value-type="float">
            <text:p><text:s/>20,4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28378.703367" calcext:value-type="float">
            <text:p><text:s/>4,528,37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3602.708837" calcext:value-type="float">
            <text:p><text:s/>103,6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30665.103971" calcext:value-type="float">
            <text:p><text:s/>2,030,6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030665.103971" calcext:value-type="float">
            <text:p><text:s/>2,030,66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6年(西元2007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43270.34" calcext:value-type="float">
            <text:p><text:s/>10,343,2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965667.98" calcext:value-type="float">
            <text:p><text:s/>4,965,66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45778.4" calcext:value-type="float">
            <text:p><text:s/>1,945,77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102790.4" calcext:value-type="float">
            <text:p><text:s/>2,102,7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2926.78" calcext:value-type="float">
            <text:p><text:s/>172,927 <text:s/></text:p>
          </table:table-cell>
          <table:table-cell table:number-columns-repeated="2" table:style-name="ce42" office:value-type="float" office:value="-33668.934" calcext:value-type="float">
            <text:p><text:s/>-33,66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38021.6" calcext:value-type="float">
            <text:p><text:s/>-38,022 <text:s/></text:p>
          </table:table-cell>
          <table:table-cell table:style-name="ce42" office:value-type="float" office:value="1124.55" calcext:value-type="float">
            <text:p><text:s/>1,12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170343.56" calcext:value-type="float">
            <text:p><text:s/>10,170,344 <text:s/></text:p>
          </table:table-cell>
          <table:table-cell table:number-columns-repeated="2" table:style-name="ce43" office:value-type="float" office:value="-4931999.046" calcext:value-type="float">
            <text:p><text:s/>-4,931,999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4010547.2" calcext:value-type="float">
            <text:p><text:s/>-4,010,547 <text:s/></text:p>
          </table:table-cell>
          <table:table-cell table:style-name="ce43" office:value-type="float" office:value="-1124.55" calcext:value-type="float">
            <text:p><text:s/>-1,12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42557.58" calcext:value-type="float">
            <text:p><text:s/>3,942,558 <text:s/></text:p>
          </table:table-cell>
          <table:table-cell table:number-columns-repeated="2" table:style-name="ce42" office:value-type="float" office:value="13905.06" calcext:value-type="float">
            <text:p><text:s/>13,9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23.2" calcext:value-type="float">
            <text:p><text:s/>3,223 <text:s/></text:p>
          </table:table-cell>
          <table:table-cell table:style-name="ce42" office:value-type="float" office:value="6771.2" calcext:value-type="float">
            <text:p><text:s/>6,7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-46943.3639999998" calcext:value-type="float">
            <text:p><text:s/>-46,94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3223.2" calcext:value-type="float">
            <text:p><text:s/>-3,223 <text:s/></text:p>
          </table:table-cell>
          <table:table-cell table:style-name="ce43" office:value-type="float" office:value="-55732" calcext:value-type="float">
            <text:p><text:s/>-55,732 <text:s/></text:p>
          </table:table-cell>
          <table:table-cell table:style-name="ce43" office:value-type="float" office:value="-13656.1" calcext:value-type="float">
            <text:p><text:s/>-13,65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07386.66" calcext:value-type="float">
            <text:p><text:s/>9,307,387 <text:s/></text:p>
          </table:table-cell>
          <table:table-cell table:number-columns-repeated="2" table:style-name="ce42" office:value-type="float" office:value="12717710.382" calcext:value-type="float">
            <text:p><text:s/>12,717,7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62740" calcext:value-type="float">
            <text:p><text:s/>4,262,74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07386.66" calcext:value-type="float">
            <text:p><text:s/>9,307,387 <text:s/></text:p>
          </table:table-cell>
          <table:table-cell table:number-columns-repeated="2" table:style-name="ce42" office:value-type="float" office:value="7791372.3696" calcext:value-type="float">
            <text:p><text:s/>7,791,37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62740" calcext:value-type="float">
            <text:p><text:s/>4,262,74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4926338.0124" calcext:value-type="float">
            <text:p><text:s/>4,926,33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70.36" calcext:value-type="float">
            <text:p><text:s/>3,87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007.72" calcext:value-type="float">
            <text:p><text:s/>2,00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50.16" calcext:value-type="float">
            <text:p><text:s/>1,8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2.48" calcext:value-type="float">
            <text:p><text:s/>1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5535172.64" calcext:value-type="float">
            <text:p><text:s/>15,535,173 <text:s/></text:p>
          </table:table-cell>
          <table:table-cell table:number-columns-repeated="2" table:style-name="ce44" office:value-type="float" office:value="7814879.28" calcext:value-type="float">
            <text:p><text:s/>7,814,879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01153.6" calcext:value-type="float">
            <text:p><text:s/>301,154 <text:s/></text:p>
          </table:table-cell>
          <table:table-cell table:style-name="ce44" office:value-type="float" office:value="12529.85" calcext:value-type="float">
            <text:p><text:s/>12,53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7814879.28" calcext:value-type="float">
            <text:p><text:s/>7,814,879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01153.6" calcext:value-type="float">
            <text:p><text:s/>301,154 <text:s/></text:p>
          </table:table-cell>
          <table:table-cell table:style-name="ce44" office:value-type="float" office:value="12529.85" calcext:value-type="float">
            <text:p><text:s/>12,5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692.4" calcext:value-type="float">
            <text:p><text:s/>6,69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5.2" calcext:value-type="float">
            <text:p><text:s/>975 <text:s/></text:p>
          </table:table-cell>
          <table:table-cell table:style-name="ce42" office:value-type="float" office:value="687.65" calcext:value-type="float">
            <text:p><text:s/>6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9.78" calcext:value-type="float">
            <text:p><text:s/>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17.28" calcext:value-type="float">
            <text:p><text:s/>9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36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36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48.04" calcext:value-type="float">
            <text:p><text:s/>24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" calcext:value-type="float">
            <text:p><text:s/>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.68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02" calcext:value-type="float">
            <text:p><text:s/>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.6" calcext:value-type="float">
            <text:p><text:s/>2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02" calcext:value-type="float">
            <text:p><text:s/>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7.02" calcext:value-type="float">
            <text:p>( 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5.6" calcext:value-type="float">
            <text:p><text:s/>2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0.2" calcext:value-type="float">
            <text:p><text:s/>7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9.6" calcext:value-type="float">
            <text:p><text:s/>9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3.68" calcext:value-type="float">
            <text:p><text:s/>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21.06" calcext:value-type="float">
            <text:p><text:s/>2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2.32" calcext:value-type="float">
            <text:p><text:s/>1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2.96" calcext:value-type="float">
            <text:p><text:s/>1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36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8.58" calcext:value-type="float">
            <text:p>( 9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25.42" calcext:value-type="float">
            <text:p><text:s/>2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7.2" calcext:value-type="float">
            <text:p><text:s/>1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.22" calcext:value-type="float">
            <text:p><text:s/>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0.56" calcext:value-type="float">
            <text:p><text:s/>4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.8" calcext:value-type="float">
            <text:p><text:s/>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27.14" calcext:value-type="float">
            <text:p><text:s/>127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93.58" calcext:value-type="float">
            <text:p><text:s/>5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282.24" calcext:value-type="float">
            <text:p><text:s/>3,28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5.85" calcext:value-type="float">
            <text:p><text:s/>5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9.28" calcext:value-type="float">
            <text:p><text:s/>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44.6" calcext:value-type="float">
            <text:p><text:s/>4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36.8" calcext:value-type="float">
            <text:p><text:s/>4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765659.72" calcext:value-type="float">
            <text:p><text:s/>7,765,66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445.6" calcext:value-type="float">
            <text:p><text:s/>130,44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30445.6" calcext:value-type="float">
            <text:p><text:s/>130,44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765659.72" calcext:value-type="float">
            <text:p><text:s/>7,765,6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38.68" calcext:value-type="float">
            <text:p><text:s/>2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38.68" calcext:value-type="float">
            <text:p><text:s/>2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2288.48" calcext:value-type="float">
            <text:p><text:s/>42,28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732.8" calcext:value-type="float">
            <text:p><text:s/>169,733 <text:s/></text:p>
          </table:table-cell>
          <table:table-cell table:style-name="ce42" office:value-type="float" office:value="11842.2" calcext:value-type="float">
            <text:p><text:s/>11,8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7497" calcext:value-type="float">
            <text:p><text:s/>7,4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.5" calcext:value-type="float">
            <text:p><text:s/>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758.66" calcext:value-type="float">
            <text:p><text:s/>7,7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635.58" calcext:value-type="float">
            <text:p><text:s/>3,6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8210.26" calcext:value-type="float">
            <text:p><text:s/>28,2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709.6" calcext:value-type="float">
            <text:p><text:s/>169,710 <text:s/></text:p>
          </table:table-cell>
          <table:table-cell table:style-name="ce42" office:value-type="float" office:value="3617.6" calcext:value-type="float">
            <text:p><text:s/>3,61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664.48" calcext:value-type="float">
            <text:p><text:s/>2,66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3.2" calcext:value-type="float">
            <text:p><text:s/>23 <text:s/></text:p>
          </table:table-cell>
          <table:table-cell table:style-name="ce43" office:value-type="float" office:value="727.6" calcext:value-type="float">
            <text:p><text:s/>728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35172.64" calcext:value-type="float">
            <text:p><text:s/>15,535,1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35172.64" calcext:value-type="float">
            <text:p><text:s/>15,535,1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5535172.64" calcext:value-type="float">
            <text:p>( 15,535,17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6年(西元2007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42872" calcext:value-type="float">
            <text:p><text:s/>2,542,8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7553.92" calcext:value-type="float">
            <text:p><text:s/>297,554 <text:s/></text:p>
          </table:table-cell>
          <table:table-cell table:style-name="ce42" office:value-type="float" office:value="7512" calcext:value-type="float">
            <text:p><text:s/>7,512 <text:s/></text:p>
          </table:table-cell>
          <table:table-cell table:style-name="ce42" office:value-type="float" office:value="1104692.82348323" calcext:value-type="float">
            <text:p><text:s/>1,104,693 <text:s/></text:p>
          </table:table-cell>
          <table:table-cell table:style-name="ce42" office:value-type="float" office:value="46029.6" calcext:value-type="float">
            <text:p><text:s/>46,030 <text:s/></text:p>
          </table:table-cell>
          <table:table-cell table:style-name="ce42" office:value-type="float" office:value="27632.36" calcext:value-type="float">
            <text:p><text:s/>27,632 <text:s/></text:p>
          </table:table-cell>
          <table:table-cell table:style-name="ce42" office:value-type="float" office:value="229262.4" calcext:value-type="float">
            <text:p><text:s/>229,2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657402.04" calcext:value-type="float">
            <text:p><text:s/>8,657,402 <text:s/></text:p>
          </table:table-cell>
          <table:table-cell table:style-name="ce42" office:value-type="float" office:value="319281.6" calcext:value-type="float">
            <text:p><text:s/>319,282 <text:s/></text:p>
          </table:table-cell>
          <table:table-cell table:style-name="ce42" office:value-type="float" office:value="28.8" calcext:value-type="float">
            <text:p><text:s/>29 <text:s/></text:p>
          </table:table-cell>
          <table:table-cell table:style-name="ce42" office:value-type="float" office:value="348122.88" calcext:value-type="float">
            <text:p><text:s/>348,123 <text:s/></text:p>
          </table:table-cell>
          <table:table-cell table:style-name="ce42" office:value-type="float" office:value="626325" calcext:value-type="float">
            <text:p><text:s/>626,325 <text:s/></text:p>
          </table:table-cell>
          <table:table-cell table:style-name="ce42" office:value-type="float" office:value="37076.895122316" calcext:value-type="float">
            <text:p><text:s/>37,077 <text:s/></text:p>
          </table:table-cell>
          <table:table-cell table:style-name="ce42" office:value-type="float" office:value="26818.2" calcext:value-type="float">
            <text:p><text:s/>26,818 <text:s/></text:p>
          </table:table-cell>
          <table:table-cell table:style-name="ce42" office:value-type="float" office:value="180163.84" calcext:value-type="float">
            <text:p><text:s/>180,164 <text:s/></text:p>
          </table:table-cell>
          <table:table-cell table:style-name="ce42" office:value-type="float" office:value="67482" calcext:value-type="float">
            <text:p><text:s/>67,48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80158.16" calcext:value-type="float">
            <text:p><text:s/>180,158 <text:s/></text:p>
          </table:table-cell>
          <table:table-cell table:style-name="ce42" office:value-type="float" office:value="1976099.52" calcext:value-type="float">
            <text:p><text:s/>1,976,1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56" calcext:value-type="float">
            <text:p><text:s/>4,6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47849.324" calcext:value-type="float">
            <text:p><text:s/>-147,849 <text:s/></text:p>
          </table:table-cell>
          <table:table-cell table:style-name="ce42" office:value-type="float" office:value="171361.382496" calcext:value-type="float">
            <text:p><text:s/>171,361 <text:s/></text:p>
          </table:table-cell>
          <table:table-cell table:style-name="ce42" office:value-type="float" office:value="-1920.6" calcext:value-type="float">
            <text:p><text:s/>-1,921 <text:s/></text:p>
          </table:table-cell>
          <table:table-cell table:style-name="ce42" office:value-type="float" office:value="-162812.16" calcext:value-type="float">
            <text:p><text:s/>-162,812 <text:s/></text:p>
          </table:table-cell>
          <table:table-cell table:style-name="ce42" office:value-type="float" office:value="-3543" calcext:value-type="float">
            <text:p><text:s/>-3,543 <text:s/></text:p>
          </table:table-cell>
          <table:table-cell table:style-name="ce42" office:value-type="float" office:value="-6716.36" calcext:value-type="float">
            <text:p><text:s/>-6,716 <text:s/></text:p>
          </table:table-cell>
          <table:table-cell table:style-name="ce42" office:value-type="float" office:value="-4097.7" calcext:value-type="float">
            <text:p><text:s/>-4,098 <text:s/></text:p>
          </table:table-cell>
          <table:table-cell table:style-name="ce42" office:value-type="float" office:value="29105.9" calcext:value-type="float">
            <text:p><text:s/>29,106 <text:s/></text:p>
          </table:table-cell>
          <table:table-cell table:style-name="ce42" office:value-type="float" office:value="-216979.2" calcext:value-type="float">
            <text:p><text:s/>-216,97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8689710.876" calcext:value-type="float">
            <text:p><text:s/>-8,689,711 <text:s/></text:p>
          </table:table-cell>
          <table:table-cell table:style-name="ce43" office:value-type="float" office:value="76129.497504" calcext:value-type="float">
            <text:p><text:s/>76,129 <text:s/></text:p>
          </table:table-cell>
          <table:table-cell table:style-name="ce43" office:value-type="float" office:value="1891.8" calcext:value-type="float">
            <text:p><text:s/>1,892 <text:s/></text:p>
          </table:table-cell>
          <table:table-cell table:style-name="ce43" office:value-type="float" office:value="107587.2" calcext:value-type="float">
            <text:p><text:s/>107,587 <text:s/></text:p>
          </table:table-cell>
          <table:table-cell table:style-name="ce43" office:value-type="float" office:value="-615270" calcext:value-type="float">
            <text:p><text:s/>-615,270 <text:s/></text:p>
          </table:table-cell>
          <table:table-cell table:style-name="ce43" office:value-type="float" office:value="1074332.28836091" calcext:value-type="float">
            <text:p><text:s/>1,074,332 <text:s/></text:p>
          </table:table-cell>
          <table:table-cell table:style-name="ce43" office:value-type="float" office:value="23309.1" calcext:value-type="float">
            <text:p><text:s/>23,309 <text:s/></text:p>
          </table:table-cell>
          <table:table-cell table:style-name="ce43" office:value-type="float" office:value="-181637.38" calcext:value-type="float">
            <text:p><text:s/>-181,637 <text:s/></text:p>
          </table:table-cell>
          <table:table-cell table:style-name="ce43" office:value-type="float" office:value="378759.6" calcext:value-type="float">
            <text:p><text:s/>378,76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38822.92" calcext:value-type="float">
            <text:p><text:s/>238,823 <text:s/></text:p>
          </table:table-cell>
          <table:table-cell table:style-name="ce42" office:value-type="float" office:value="2431560" calcext:value-type="float">
            <text:p><text:s/>2,431,560 <text:s/></text:p>
          </table:table-cell>
          <table:table-cell table:style-name="ce42" office:value-type="float" office:value="426.6" calcext:value-type="float">
            <text:p><text:s/>427 <text:s/></text:p>
          </table:table-cell>
          <table:table-cell table:style-name="ce42" office:value-type="float" office:value="23576.64" calcext:value-type="float">
            <text:p><text:s/>23,5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68.84" calcext:value-type="float">
            <text:p><text:s/>5,26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7143.6" calcext:value-type="float">
            <text:p><text:s/>247,14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81305.364" calcext:value-type="float">
            <text:p><text:s/>81,305 <text:s/></text:p>
          </table:table-cell>
          <table:table-cell table:style-name="ce43" office:value-type="float" office:value="-121863.383334" calcext:value-type="float">
            <text:p><text:s/>-121,86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7419.60428238" calcext:value-type="float">
            <text:p><text:s/>117,420 <text:s/></text:p>
          </table:table-cell>
          <table:table-cell table:style-name="ce42" office:value-type="float" office:value="3227961.74680202" calcext:value-type="float">
            <text:p><text:s/>3,227,9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9036.786192788" calcext:value-type="float">
            <text:p><text:s/>509,037 <text:s/></text:p>
          </table:table-cell>
          <table:table-cell table:style-name="ce42" office:value-type="float" office:value="8591.2021963756" calcext:value-type="float">
            <text:p><text:s/>8,59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5946.88" calcext:value-type="float">
            <text:p><text:s/>115,947 <text:s/></text:p>
          </table:table-cell>
          <table:table-cell table:style-name="ce42" office:value-type="float" office:value="2687035.2" calcext:value-type="float">
            <text:p><text:s/>2,687,0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790.4" calcext:value-type="float">
            <text:p><text:s/>7,7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472.7242823804" calcext:value-type="float">
            <text:p><text:s/>1,473 <text:s/></text:p>
          </table:table-cell>
          <table:table-cell table:style-name="ce43" office:value-type="float" office:value="533136.146802018" calcext:value-type="float">
            <text:p><text:s/>533,13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509036.786192788" calcext:value-type="float">
            <text:p><text:s/>509,037 <text:s/></text:p>
          </table:table-cell>
          <table:table-cell table:style-name="ce43" office:value-type="float" office:value="8591.2021963756" calcext:value-type="float">
            <text:p><text:s/>8,59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3817682.48" calcext:value-type="float">
            <text:p><text:s/>13,817,682 <text:s/></text:p>
          </table:table-cell>
          <table:table-cell table:style-name="ce42" office:value-type="float" office:value="11227885.29273" calcext:value-type="float">
            <text:p><text:s/>11,227,885 <text:s/></text:p>
          </table:table-cell>
          <table:table-cell table:style-name="ce42" office:value-type="float" office:value="6051.6" calcext:value-type="float">
            <text:p><text:s/>6,052 <text:s/></text:p>
          </table:table-cell>
          <table:table-cell table:style-name="ce42" office:value-type="float" office:value="306835.2" calcext:value-type="float">
            <text:p><text:s/>306,835 <text:s/></text:p>
          </table:table-cell>
          <table:table-cell table:style-name="ce42" office:value-type="float" office:value="1006126" calcext:value-type="float">
            <text:p><text:s/>1,006,126 <text:s/></text:p>
          </table:table-cell>
          <table:table-cell table:style-name="ce42" office:value-type="float" office:value="96131.43" calcext:value-type="float">
            <text:p><text:s/>96,1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22023.04" calcext:value-type="float">
            <text:p><text:s/>1,222,023 <text:s/></text:p>
          </table:table-cell>
          <table:table-cell table:style-name="ce42" office:value-type="float" office:value="1529066.586" calcext:value-type="float">
            <text:p><text:s/>1,529,06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3583181.2592" calcext:value-type="float">
            <text:p><text:s/>13,583,181 <text:s/></text:p>
          </table:table-cell>
          <table:table-cell table:style-name="ce42" office:value-type="float" office:value="11227885.29273" calcext:value-type="float">
            <text:p><text:s/>11,227,885 <text:s/></text:p>
          </table:table-cell>
          <table:table-cell table:style-name="ce42" office:value-type="float" office:value="6051.6" calcext:value-type="float">
            <text:p><text:s/>6,052 <text:s/></text:p>
          </table:table-cell>
          <table:table-cell table:style-name="ce42" office:value-type="float" office:value="306835.2" calcext:value-type="float">
            <text:p><text:s/>306,835 <text:s/></text:p>
          </table:table-cell>
          <table:table-cell table:style-name="ce42" office:value-type="float" office:value="1006126" calcext:value-type="float">
            <text:p><text:s/>1,006,126 <text:s/></text:p>
          </table:table-cell>
          <table:table-cell table:style-name="ce42" office:value-type="float" office:value="96131.43" calcext:value-type="float">
            <text:p><text:s/>96,1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22023.04" calcext:value-type="float">
            <text:p><text:s/>1,222,023 <text:s/></text:p>
          </table:table-cell>
          <table:table-cell table:style-name="ce42" office:value-type="float" office:value="1254859.0644" calcext:value-type="float">
            <text:p><text:s/>1,254,85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34501.2208" calcext:value-type="float">
            <text:p><text:s/>234,50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274207.5216" calcext:value-type="float">
            <text:p><text:s/>274,20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43700.16" calcext:value-type="float">
            <text:p><text:s/>43,700 <text:s/></text:p>
          </table:table-cell>
          <table:table-cell table:style-name="ce42" office:value-type="float" office:value="640163.618839047" calcext:value-type="float">
            <text:p><text:s/>640,1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2894.053807212" calcext:value-type="float">
            <text:p><text:s/>502,894 <text:s/></text:p>
          </table:table-cell>
          <table:table-cell table:style-name="ce42" office:value-type="float" office:value="22422.9178036244" calcext:value-type="float">
            <text:p><text:s/>22,42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51.52" calcext:value-type="float">
            <text:p><text:s/>1,4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6.8" calcext:value-type="float">
            <text:p><text:s/>17 <text:s/></text:p>
          </table:table-cell>
          <table:table-cell table:style-name="ce42" office:value-type="float" office:value="16220.16" calcext:value-type="float">
            <text:p><text:s/>16,2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4" calcext:value-type="float">
            <text:p><text:s/>1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43673.28" calcext:value-type="float">
            <text:p><text:s/>43,673 <text:s/></text:p>
          </table:table-cell>
          <table:table-cell table:style-name="ce42" office:value-type="float" office:value="622347.938839046" calcext:value-type="float">
            <text:p><text:s/>622,3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2894.053807212" calcext:value-type="float">
            <text:p><text:s/>502,894 <text:s/></text:p>
          </table:table-cell>
          <table:table-cell table:style-name="ce42" office:value-type="float" office:value="22422.9178036244" calcext:value-type="float">
            <text:p><text:s/>22,42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10.08" calcext:value-type="float">
            <text:p><text:s/>10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646723.55571762" calcext:value-type="float">
            <text:p><text:s/>4,646,724 <text:s/></text:p>
          </table:table-cell>
          <table:table-cell table:style-name="ce44" office:value-type="float" office:value="5126192.80792694" calcext:value-type="float">
            <text:p><text:s/>5,126,193 <text:s/></text:p>
          </table:table-cell>
          <table:table-cell table:style-name="ce44" office:value-type="float" office:value="7516.8" calcext:value-type="float">
            <text:p><text:s/>7,517 <text:s/></text:p>
          </table:table-cell>
          <table:table-cell table:style-name="ce44" office:value-type="float" office:value="390845.76" calcext:value-type="float">
            <text:p><text:s/>390,846 <text:s/></text:p>
          </table:table-cell>
          <table:table-cell table:style-name="ce44" office:value-type="float" office:value="390856" calcext:value-type="float">
            <text:p><text:s/>390,856 <text:s/></text:p>
          </table:table-cell>
          <table:table-cell table:style-name="ce44" office:value-type="float" office:value="1165194.87836091" calcext:value-type="float">
            <text:p><text:s/>1,165,195 <text:s/></text:p>
          </table:table-cell>
          <table:table-cell table:style-name="ce44" office:value-type="float" office:value="23309.1" calcext:value-type="float">
            <text:p><text:s/>23,309 <text:s/></text:p>
          </table:table-cell>
          <table:table-cell table:style-name="ce44" office:value-type="float" office:value="28454.82" calcext:value-type="float">
            <text:p><text:s/>28,455 <text:s/></text:p>
          </table:table-cell>
          <table:table-cell table:style-name="ce44" office:value-type="float" office:value="1629668.466" calcext:value-type="float">
            <text:p><text:s/>1,629,66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646723.55571762" calcext:value-type="float">
            <text:p><text:s/>4,646,724 <text:s/></text:p>
          </table:table-cell>
          <table:table-cell table:style-name="ce44" office:value-type="float" office:value="5126192.80792694" calcext:value-type="float">
            <text:p><text:s/>5,126,19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1788.2" calcext:value-type="float">
            <text:p><text:s/>11,7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59887.91571762" calcext:value-type="float">
            <text:p><text:s/>159,888 <text:s/></text:p>
          </table:table-cell>
          <table:table-cell table:style-name="ce42" office:value-type="float" office:value="4480368.16792694" calcext:value-type="float">
            <text:p><text:s/>4,480,3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788.2" calcext:value-type="float">
            <text:p><text:s/>11,7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8006.04" calcext:value-type="float">
            <text:p><text:s/>8,006 <text:s/></text:p>
          </table:table-cell>
          <table:table-cell table:style-name="ce42" office:value-type="float" office:value="28645.44" calcext:value-type="float">
            <text:p><text:s/>28,6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332.28" calcext:value-type="float">
            <text:p><text:s/>3,332 <text:s/></text:p>
          </table:table-cell>
          <table:table-cell table:style-name="ce42" office:value-type="float" office:value="311784.652215648" calcext:value-type="float">
            <text:p><text:s/>311,7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7611.8701199436" calcext:value-type="float">
            <text:p><text:s/>7,612 <text:s/></text:p>
          </table:table-cell>
          <table:table-cell table:style-name="ce42" office:value-type="float" office:value="779067.554549011" calcext:value-type="float">
            <text:p><text:s/>779,0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1.76" calcext:value-type="float">
            <text:p><text:s/>12 <text:s/></text:p>
          </table:table-cell>
          <table:table-cell table:style-name="ce42" office:value-type="float" office:value="25601.28" calcext:value-type="float">
            <text:p><text:s/>25,6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50.4" calcext:value-type="float">
            <text:p><text:s/>50 <text:s/></text:p>
          </table:table-cell>
          <table:table-cell table:style-name="ce42" office:value-type="float" office:value="5865.6" calcext:value-type="float">
            <text:p><text:s/>5,8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74.8886218516" calcext:value-type="float">
            <text:p><text:s/>575 <text:s/></text:p>
          </table:table-cell>
          <table:table-cell table:style-name="ce42" office:value-type="float" office:value="288359.055994859" calcext:value-type="float">
            <text:p><text:s/>288,3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62.96" calcext:value-type="float">
            <text:p><text:s/>163 <text:s/></text:p>
          </table:table-cell>
          <table:table-cell table:style-name="ce42" office:value-type="float" office:value="1986.24" calcext:value-type="float">
            <text:p><text:s/>1,9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6641.7489758076" calcext:value-type="float">
            <text:p><text:s/>66,642 <text:s/></text:p>
          </table:table-cell>
          <table:table-cell table:style-name="ce42" office:value-type="float" office:value="1446815.19668385" calcext:value-type="float">
            <text:p><text:s/>1,446,8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6474.38345877" calcext:value-type="float">
            <text:p><text:s/>66,474 <text:s/></text:p>
          </table:table-cell>
          <table:table-cell table:style-name="ce42" office:value-type="float" office:value="1133616.88883306" calcext:value-type="float">
            <text:p><text:s/>1,133,6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778.546958508" calcext:value-type="float">
            <text:p>( 3,779 <text:s/>)</text:p>
          </table:table-cell>
          <table:table-cell table:style-name="ce45" office:value-type="float" office:value="938077.07698873" calcext:value-type="float">
            <text:p>( 938,07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2695.836500262" calcext:value-type="float">
            <text:p>( 62,696 <text:s/>)</text:p>
          </table:table-cell>
          <table:table-cell table:style-name="ce45" office:value-type="float" office:value="191073.89184433" calcext:value-type="float">
            <text:p>( 191,07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465.92" calcext:value-type="float">
            <text:p>( 4,46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7.7655170376" calcext:value-type="float">
            <text:p><text:s/>8 <text:s/></text:p>
          </table:table-cell>
          <table:table-cell table:style-name="ce42" office:value-type="float" office:value="206729.576289341" calcext:value-type="float">
            <text:p><text:s/>206,7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6.8" calcext:value-type="float">
            <text:p><text:s/>17 <text:s/></text:p>
          </table:table-cell>
          <table:table-cell table:style-name="ce42" office:value-type="float" office:value="61694.3315614464" calcext:value-type="float">
            <text:p><text:s/>61,6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42.8" calcext:value-type="float">
            <text:p><text:s/>143 <text:s/></text:p>
          </table:table-cell>
          <table:table-cell table:style-name="ce46" office:value-type="float" office:value="44774.4" calcext:value-type="float">
            <text:p><text:s/>44,77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146.64" calcext:value-type="float">
            <text:p><text:s/>3,147 <text:s/></text:p>
          </table:table-cell>
          <table:table-cell table:style-name="ce42" office:value-type="float" office:value="214580.16" calcext:value-type="float">
            <text:p><text:s/>214,5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47.72" calcext:value-type="float">
            <text:p><text:s/>448 <text:s/></text:p>
          </table:table-cell>
          <table:table-cell table:style-name="ce42" office:value-type="float" office:value="62803.2" calcext:value-type="float">
            <text:p><text:s/>62,8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231.84" calcext:value-type="float">
            <text:p><text:s/>232 <text:s/></text:p>
          </table:table-cell>
          <table:table-cell table:style-name="ce46" office:value-type="float" office:value="76436.16" calcext:value-type="float">
            <text:p><text:s/>76,43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8862.2" calcext:value-type="float">
            <text:p><text:s/>18,862 <text:s/></text:p>
          </table:table-cell>
          <table:table-cell table:style-name="ce42" office:value-type="float" office:value="353119.68" calcext:value-type="float">
            <text:p><text:s/>353,1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6516.08" calcext:value-type="float">
            <text:p><text:s/>16,516 <text:s/></text:p>
          </table:table-cell>
          <table:table-cell table:style-name="ce42" office:value-type="float" office:value="52011.84" calcext:value-type="float">
            <text:p><text:s/>52,0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346.12" calcext:value-type="float">
            <text:p><text:s/>2,346 <text:s/></text:p>
          </table:table-cell>
          <table:table-cell table:style-name="ce42" office:value-type="float" office:value="301107.84" calcext:value-type="float">
            <text:p><text:s/>301,1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302.72" calcext:value-type="float">
            <text:p>( 1,30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0" calcext:value-type="float">
            <text:p/>
          </table:table-cell>
          <table:table-cell table:style-name="ce47" office:value-type="float" office:value="21510.72" calcext:value-type="float">
            <text:p>( 21,511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668.76" calcext:value-type="float">
            <text:p><text:s/>6,669 <text:s/></text:p>
          </table:table-cell>
          <table:table-cell table:style-name="ce42" office:value-type="float" office:value="577644.7776" calcext:value-type="float">
            <text:p><text:s/>577,6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788.2" calcext:value-type="float">
            <text:p><text:s/>11,78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457.08" calcext:value-type="float">
            <text:p><text:s/>6,457 <text:s/></text:p>
          </table:table-cell>
          <table:table-cell table:style-name="ce42" office:value-type="float" office:value="491827.4976" calcext:value-type="float">
            <text:p><text:s/>491,8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788.2" calcext:value-type="float">
            <text:p><text:s/>11,78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11.68" calcext:value-type="float">
            <text:p><text:s/>212 <text:s/></text:p>
          </table:table-cell>
          <table:table-cell table:style-name="ce42" office:value-type="float" office:value="85817.28" calcext:value-type="float">
            <text:p><text:s/>85,8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4124.8" calcext:value-type="float">
            <text:p>( 24,12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248.24" calcext:value-type="float">
            <text:p><text:s/>1,248 <text:s/></text:p>
          </table:table-cell>
          <table:table-cell table:style-name="ce42" office:value-type="float" office:value="78181.44" calcext:value-type="float">
            <text:p><text:s/>78,1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396.48" calcext:value-type="float">
            <text:p><text:s/>396 <text:s/></text:p>
          </table:table-cell>
          <table:table-cell table:style-name="ce46" office:value-type="float" office:value="14731.2" calcext:value-type="float">
            <text:p><text:s/>14,73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0111.28" calcext:value-type="float">
            <text:p><text:s/>20,111 <text:s/></text:p>
          </table:table-cell>
          <table:table-cell table:style-name="ce42" office:value-type="float" office:value="93870.5013155616" calcext:value-type="float">
            <text:p><text:s/>93,8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4696.44" calcext:value-type="float">
            <text:p><text:s/>4,696 <text:s/></text:p>
          </table:table-cell>
          <table:table-cell table:style-name="ce42" office:value-type="float" office:value="22819.2" calcext:value-type="float">
            <text:p><text:s/>22,8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526.68" calcext:value-type="float">
            <text:p><text:s/>527 <text:s/></text:p>
          </table:table-cell>
          <table:table-cell table:style-name="ce42" office:value-type="float" office:value="18577.92" calcext:value-type="float">
            <text:p><text:s/>18,5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449.5680000168" calcext:value-type="float">
            <text:p><text:s/>450 <text:s/></text:p>
          </table:table-cell>
          <table:table-cell table:style-name="ce42" office:value-type="float" office:value="57.4080000096" calcext:value-type="float">
            <text:p><text:s/>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16710.12" calcext:value-type="float">
            <text:p><text:s/>16,710 <text:s/></text:p>
          </table:table-cell>
          <table:table-cell table:style-name="ce42" office:value-type="float" office:value="53420.16" calcext:value-type="float">
            <text:p><text:s/>53,4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6001.341568" calcext:value-type="float">
            <text:p><text:s/>26,00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773558.04" calcext:value-type="float">
            <text:p><text:s/>3,773,558 <text:s/></text:p>
          </table:table-cell>
          <table:table-cell table:style-name="ce42" office:value-type="float" office:value="194463.36" calcext:value-type="float">
            <text:p><text:s/>194,4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637401.6" calcext:value-type="float">
            <text:p><text:s/>3,637,40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29380.68" calcext:value-type="float">
            <text:p><text:s/>29,38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06775.76" calcext:value-type="float">
            <text:p><text:s/>106,776 <text:s/></text:p>
          </table:table-cell>
          <table:table-cell table:style-name="ce42" office:value-type="float" office:value="194463.36" calcext:value-type="float">
            <text:p><text:s/>194,4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27165.72" calcext:value-type="float">
            <text:p><text:s/>327,166 <text:s/></text:p>
          </table:table-cell>
          <table:table-cell table:style-name="ce42" office:value-type="float" office:value="23278.08" calcext:value-type="float">
            <text:p><text:s/>23,2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954.24" calcext:value-type="float">
            <text:p><text:s/>954 <text:s/></text:p>
          </table:table-cell>
          <table:table-cell table:style-name="ce42" office:value-type="float" office:value="2668.8" calcext:value-type="float">
            <text:p><text:s/>2,6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326211.48" calcext:value-type="float">
            <text:p><text:s/>326,211 <text:s/></text:p>
          </table:table-cell>
          <table:table-cell table:style-name="ce43" office:value-type="float" office:value="20609.28" calcext:value-type="float">
            <text:p><text:s/>20,60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86111.88" calcext:value-type="float">
            <text:p><text:s/>386,112 <text:s/></text:p>
          </table:table-cell>
          <table:table-cell table:style-name="ce42" office:value-type="float" office:value="428083.2" calcext:value-type="float">
            <text:p><text:s/>428,0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84693.84" calcext:value-type="float">
            <text:p><text:s/>84,694 <text:s/></text:p>
          </table:table-cell>
          <table:table-cell table:style-name="ce42" office:value-type="float" office:value="360607.68" calcext:value-type="float">
            <text:p><text:s/>360,6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144.08" calcext:value-type="float">
            <text:p><text:s/>1,144 <text:s/></text:p>
          </table:table-cell>
          <table:table-cell table:style-name="ce42" office:value-type="float" office:value="7633.92" calcext:value-type="float">
            <text:p><text:s/>7,6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0704.96" calcext:value-type="float">
            <text:p><text:s/>10,705 <text:s/></text:p>
          </table:table-cell>
          <table:table-cell table:style-name="ce42" office:value-type="float" office:value="432" calcext:value-type="float">
            <text:p><text:s/>4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999.2" calcext:value-type="float">
            <text:p><text:s/>1,99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145.76" calcext:value-type="float">
            <text:p><text:s/>1,146 <text:s/></text:p>
          </table:table-cell>
          <table:table-cell table:style-name="ce42" office:value-type="float" office:value="1583.04" calcext:value-type="float">
            <text:p><text:s/>1,5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22876.36" calcext:value-type="float">
            <text:p><text:s/>222,876 <text:s/></text:p>
          </table:table-cell>
          <table:table-cell table:style-name="ce42" office:value-type="float" office:value="5095.68" calcext:value-type="float">
            <text:p><text:s/>5,0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3547.68" calcext:value-type="float">
            <text:p><text:s/>63,548 <text:s/></text:p>
          </table:table-cell>
          <table:table-cell table:style-name="ce43" office:value-type="float" office:value="52730.88" calcext:value-type="float">
            <text:p><text:s/>52,73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16.8" calcext:value-type="float">
            <text:p><text:s/>7,517 <text:s/></text:p>
          </table:table-cell>
          <table:table-cell table:style-name="ce42" office:value-type="float" office:value="390845.76" calcext:value-type="float">
            <text:p><text:s/>390,846 <text:s/></text:p>
          </table:table-cell>
          <table:table-cell table:style-name="ce42" office:value-type="float" office:value="390856" calcext:value-type="float">
            <text:p><text:s/>390,856 <text:s/></text:p>
          </table:table-cell>
          <table:table-cell table:style-name="ce42" office:value-type="float" office:value="1165194.87836091" calcext:value-type="float">
            <text:p><text:s/>1,165,195 <text:s/></text:p>
          </table:table-cell>
          <table:table-cell table:style-name="ce42" office:value-type="float" office:value="23309.1" calcext:value-type="float">
            <text:p><text:s/>23,309 <text:s/></text:p>
          </table:table-cell>
          <table:table-cell table:style-name="ce42" office:value-type="float" office:value="28454.82" calcext:value-type="float">
            <text:p><text:s/>28,455 <text:s/></text:p>
          </table:table-cell>
          <table:table-cell table:style-name="ce42" office:value-type="float" office:value="1617880.266" calcext:value-type="float">
            <text:p><text:s/>1,617,88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16.8" calcext:value-type="float">
            <text:p><text:s/>7,517 <text:s/></text:p>
          </table:table-cell>
          <table:table-cell table:style-name="ce42" office:value-type="float" office:value="390845.76" calcext:value-type="float">
            <text:p><text:s/>390,846 <text:s/></text:p>
          </table:table-cell>
          <table:table-cell table:style-name="ce42" office:value-type="float" office:value="390856" calcext:value-type="float">
            <text:p><text:s/>390,856 <text:s/></text:p>
          </table:table-cell>
          <table:table-cell table:style-name="ce42" office:value-type="float" office:value="1165194.87836091" calcext:value-type="float">
            <text:p><text:s/>1,165,195 <text:s/></text:p>
          </table:table-cell>
          <table:table-cell table:style-name="ce42" office:value-type="float" office:value="23309.1" calcext:value-type="float">
            <text:p><text:s/>23,309 <text:s/></text:p>
          </table:table-cell>
          <table:table-cell table:style-name="ce42" office:value-type="float" office:value="28454.82" calcext:value-type="float">
            <text:p><text:s/>28,455 <text:s/></text:p>
          </table:table-cell>
          <table:table-cell table:style-name="ce42" office:value-type="float" office:value="1617880.266" calcext:value-type="float">
            <text:p><text:s/>1,617,88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516549.80389528" calcext:value-type="float">
            <text:p><text:s/>516,550 <text:s/></text:p>
          </table:table-cell>
          <table:table-cell table:style-name="ce42" office:value-type="float" office:value="14338285.9036547" calcext:value-type="float">
            <text:p><text:s/>14,338,28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48059.224738" calcext:value-type="float">
            <text:p><text:s/>1,748,059 <text:s/></text:p>
          </table:table-cell>
          <table:table-cell table:style-name="ce42" office:value-type="float" office:value="40829.598314" calcext:value-type="float">
            <text:p><text:s/>40,830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04136.47860528" calcext:value-type="float">
            <text:p><text:s/>504,136 <text:s/></text:p>
          </table:table-cell>
          <table:table-cell table:style-name="ce42" office:value-type="float" office:value="11694344.4753947" calcext:value-type="float">
            <text:p><text:s/>11,694,3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467.582072" calcext:value-type="float">
            <text:p><text:s/>20,4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2413.32529" calcext:value-type="float">
            <text:p><text:s/>12,413 <text:s/></text:p>
          </table:table-cell>
          <table:table-cell table:style-name="ce42" office:value-type="float" office:value="2623473.846188" calcext:value-type="float">
            <text:p><text:s/>2,623,4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48059.224738" calcext:value-type="float">
            <text:p><text:s/>1,748,059 <text:s/></text:p>
          </table:table-cell>
          <table:table-cell table:style-name="ce42" office:value-type="float" office:value="40829.598314" calcext:value-type="float">
            <text:p><text:s/>40,830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754.864678" calcext:value-type="float">
            <text:p><text:s/>63,7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66910.239293" calcext:value-type="float">
            <text:p><text:s/>1,966,910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3754.864678" calcext:value-type="float">
            <text:p><text:s/>63,75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966910.239293" calcext:value-type="float">
            <text:p><text:s/>1,966,910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6年(西元2007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333465.6" calcext:value-type="float">
            <text:p><text:s/>333,46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19995.97825406" calcext:value-type="float">
            <text:p><text:s/>1,519,996 <text:s/></text:p>
          </table:table-cell>
          <table:table-cell table:style-name="ce41" office:value-type="float" office:value="227093.331754056" calcext:value-type="float">
            <text:p><text:s/>227,093 <text:s/></text:p>
          </table:table-cell>
          <table:table-cell table:style-name="ce41" office:value-type="float" office:value="210664.795479456" calcext:value-type="float">
            <text:p><text:s/>210,665 <text:s/></text:p>
          </table:table-cell>
          <table:table-cell table:style-name="ce41" office:value-type="float" office:value="1517.04" calcext:value-type="float">
            <text:p><text:s/>1,517 <text:s/></text:p>
          </table:table-cell>
          <table:table-cell table:style-name="ce41" office:value-type="float" office:value="14911.4962746" calcext:value-type="float">
            <text:p><text:s/>14,911 <text:s/></text:p>
          </table:table-cell>
          <table:table-cell table:style-name="ce41" office:value-type="float" office:value="1292902.6465" calcext:value-type="float">
            <text:p><text:s/>1,292,90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9765329.31762574" calcext:value-type="float">
            <text:p><text:s/>9,765,3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65329.31762574" calcext:value-type="float">
            <text:p><text:s/>9,765,329 <text:s/></text:p>
          </table:table-cell>
          <table:table-cell table:number-columns-repeated="2" table:style-name="ce42" office:value-type="float" office:value="63.48705" calcext:value-type="float">
            <text:p><text:s/>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.48705" calcext:value-type="float">
            <text:p><text:s/>6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23503.8266711373" calcext:value-type="float">
            <text:p><text:s/>-23,504 <text:s/></text:p>
          </table:table-cell>
          <table:table-cell table:style-name="ce42" office:value-type="float" office:value="80817.3224" calcext:value-type="float">
            <text:p><text:s/>80,817 <text:s/></text:p>
          </table:table-cell>
          <table:table-cell table:style-name="ce42" office:value-type="float" office:value="-104321.149071137" calcext:value-type="float">
            <text:p><text:s/>-104,321 <text:s/></text:p>
          </table:table-cell>
          <table:table-cell table:number-columns-repeated="2" table:style-name="ce42" office:value-type="float" office:value="7.40265" calcext:value-type="float">
            <text:p><text:s/>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.40265" calcext:value-type="float">
            <text:p><text:s/>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122298.7442969" calcext:value-type="float">
            <text:p><text:s/>10,122,299 <text:s/></text:p>
          </table:table-cell>
          <table:table-cell table:style-name="ce43" office:value-type="float" office:value="252648.2776" calcext:value-type="float">
            <text:p><text:s/>252,648 <text:s/></text:p>
          </table:table-cell>
          <table:table-cell table:style-name="ce43" office:value-type="float" office:value="9869650.46669687" calcext:value-type="float">
            <text:p><text:s/>9,869,650 <text:s/></text:p>
          </table:table-cell>
          <table:table-cell table:style-name="ce43" office:value-type="float" office:value="1520052.06265406" calcext:value-type="float">
            <text:p><text:s/>1,520,052 <text:s/></text:p>
          </table:table-cell>
          <table:table-cell table:style-name="ce43" office:value-type="float" office:value="227149.416154056" calcext:value-type="float">
            <text:p><text:s/>227,149 <text:s/></text:p>
          </table:table-cell>
          <table:table-cell table:style-name="ce43" office:value-type="float" office:value="210664.795479456" calcext:value-type="float">
            <text:p><text:s/>210,665 <text:s/></text:p>
          </table:table-cell>
          <table:table-cell table:style-name="ce43" office:value-type="float" office:value="1573.1244" calcext:value-type="float">
            <text:p><text:s/>1,573 <text:s/></text:p>
          </table:table-cell>
          <table:table-cell table:style-name="ce43" office:value-type="float" office:value="14911.4962746" calcext:value-type="float">
            <text:p><text:s/>14,911 <text:s/></text:p>
          </table:table-cell>
          <table:table-cell table:style-name="ce43" office:value-type="float" office:value="1292902.6465" calcext:value-type="float">
            <text:p><text:s/>1,292,90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0710488.9666969" calcext:value-type="float">
            <text:p><text:s/>10,710,4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710488.9666969" calcext:value-type="float">
            <text:p><text:s/>10,710,489 <text:s/></text:p>
          </table:table-cell>
          <table:table-cell table:number-columns-repeated="2" table:style-name="ce42" office:value-type="float" office:value="647.7768" calcext:value-type="float">
            <text:p><text:s/>6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7.7768" calcext:value-type="float">
            <text:p><text:s/>64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2550.6775999997" calcext:value-type="float">
            <text:p><text:s/>-12,551 <text:s/></text:p>
          </table:table-cell>
          <table:table-cell table:style-name="ce43" office:value-type="float" office:value="-924.5496" calcext:value-type="float">
            <text:p><text:s/>-925 <text:s/></text:p>
          </table:table-cell>
          <table:table-cell table:style-name="ce43" office:value-type="float" office:value="-11626.1279999997" calcext:value-type="float">
            <text:p><text:s/>-11,626 <text:s/></text:p>
          </table:table-cell>
          <table:table-cell table:style-name="ce43" office:value-type="float" office:value="0.507599999947" calcext:value-type="float">
            <text:p><text:s/>1 <text:s/></text:p>
          </table:table-cell>
          <table:table-cell table:style-name="ce43" office:value-type="float" office:value="0.507599999999" calcext:value-type="float">
            <text:p><text:s/>1 <text:s/></text:p>
          </table:table-cell>
          <table:table-cell table:style-name="ce43" office:value-type="float" office:value="-0.000000000001" calcext:value-type="float">
            <text:p><text:s/>-0 <text:s/></text:p>
          </table:table-cell>
          <table:table-cell table:style-name="ce43" office:value-type="float" office:value="0.5076" calcext:value-type="float">
            <text:p><text:s/>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52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7771396.73063718" calcext:value-type="float">
            <text:p><text:s/>7,771,397 <text:s/></text:p>
          </table:table-cell>
          <table:table-cell table:style-name="ce42" office:value-type="float" office:value="1378.127599" calcext:value-type="float">
            <text:p><text:s/>1,378 <text:s/></text:p>
          </table:table-cell>
          <table:table-cell table:style-name="ce42" office:value-type="float" office:value="7770018.60303818" calcext:value-type="float">
            <text:p><text:s/>7,770,019 <text:s/></text:p>
          </table:table-cell>
          <table:table-cell table:style-name="ce42" office:value-type="float" office:value="1073851.66604831" calcext:value-type="float">
            <text:p><text:s/>1,073,852 <text:s/></text:p>
          </table:table-cell>
          <table:table-cell table:style-name="ce42" office:value-type="float" office:value="52093.9204833406" calcext:value-type="float">
            <text:p><text:s/>52,094 <text:s/></text:p>
          </table:table-cell>
          <table:table-cell table:style-name="ce42" office:value-type="float" office:value="40604.134344632" calcext:value-type="float">
            <text:p><text:s/>40,6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89.7861387086" calcext:value-type="float">
            <text:p><text:s/>11,490 <text:s/></text:p>
          </table:table-cell>
          <table:table-cell table:style-name="ce42" office:value-type="float" office:value="1021757.74556497" calcext:value-type="float">
            <text:p><text:s/>1,021,75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24183.9" calcext:value-type="float">
            <text:p><text:s/>24,1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183.9" calcext:value-type="float">
            <text:p><text:s/>24,1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649510.4" calcext:value-type="float">
            <text:p><text:s/>7,649,5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649510.4" calcext:value-type="float">
            <text:p><text:s/>7,649,5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080.99" calcext:value-type="float">
            <text:p><text:s/>28,0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080.99" calcext:value-type="float">
            <text:p><text:s/>28,08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7702.430637175" calcext:value-type="float">
            <text:p><text:s/>97,702 <text:s/></text:p>
          </table:table-cell>
          <table:table-cell table:style-name="ce43" office:value-type="float" office:value="1378.127599" calcext:value-type="float">
            <text:p><text:s/>1,378 <text:s/></text:p>
          </table:table-cell>
          <table:table-cell table:style-name="ce43" office:value-type="float" office:value="96324.303038175" calcext:value-type="float">
            <text:p><text:s/>96,324 <text:s/></text:p>
          </table:table-cell>
          <table:table-cell table:style-name="ce43" office:value-type="float" office:value="1045770.67604831" calcext:value-type="float">
            <text:p><text:s/>1,045,771 <text:s/></text:p>
          </table:table-cell>
          <table:table-cell table:style-name="ce43" office:value-type="float" office:value="52093.9204833406" calcext:value-type="float">
            <text:p><text:s/>52,094 <text:s/></text:p>
          </table:table-cell>
          <table:table-cell table:style-name="ce43" office:value-type="float" office:value="40604.134344632" calcext:value-type="float">
            <text:p><text:s/>40,60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489.7861387086" calcext:value-type="float">
            <text:p><text:s/>11,490 <text:s/></text:p>
          </table:table-cell>
          <table:table-cell table:style-name="ce43" office:value-type="float" office:value="993676.755564966" calcext:value-type="float">
            <text:p><text:s/>993,67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0659227.4" calcext:value-type="float">
            <text:p><text:s/>10,659,227 <text:s/></text:p>
          </table:table-cell>
          <table:table-cell table:style-name="ce42" office:value-type="float" office:value="840838.5" calcext:value-type="float">
            <text:p><text:s/>840,839 <text:s/></text:p>
          </table:table-cell>
          <table:table-cell table:style-name="ce42" office:value-type="float" office:value="9818388.9" calcext:value-type="float">
            <text:p><text:s/>9,818,3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0659227.4" calcext:value-type="float">
            <text:p><text:s/>10,659,227 <text:s/></text:p>
          </table:table-cell>
          <table:table-cell table:style-name="ce43" office:value-type="float" office:value="840838.5" calcext:value-type="float">
            <text:p><text:s/>840,839 <text:s/></text:p>
          </table:table-cell>
          <table:table-cell table:style-name="ce43" office:value-type="float" office:value="9818388.9" calcext:value-type="float">
            <text:p><text:s/>9,818,38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81404.418595751" calcext:value-type="float">
            <text:p><text:s/>381,404 <text:s/></text:p>
          </table:table-cell>
          <table:table-cell table:style-name="ce42" office:value-type="float" office:value="2022.6728" calcext:value-type="float">
            <text:p><text:s/>2,023 <text:s/></text:p>
          </table:table-cell>
          <table:table-cell table:style-name="ce42" office:value-type="float" office:value="379381.745795751" calcext:value-type="float">
            <text:p><text:s/>379,382 <text:s/></text:p>
          </table:table-cell>
          <table:table-cell table:number-columns-repeated="2" table:style-name="ce42" office:value-type="float" office:value="924.84" calcext:value-type="float">
            <text:p><text:s/>9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4.84" calcext:value-type="float">
            <text:p><text:s/>92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71126.045795751" calcext:value-type="float">
            <text:p><text:s/>371,126 <text:s/></text:p>
          </table:table-cell>
          <table:table-cell table:style-name="ce42" office:value-type="float" office:value="1972.8" calcext:value-type="float">
            <text:p><text:s/>1,973 <text:s/></text:p>
          </table:table-cell>
          <table:table-cell table:style-name="ce42" office:value-type="float" office:value="369153.245795751" calcext:value-type="float">
            <text:p><text:s/>369,153 <text:s/></text:p>
          </table:table-cell>
          <table:table-cell table:number-columns-repeated="2" table:style-name="ce42" office:value-type="float" office:value="924.84" calcext:value-type="float">
            <text:p><text:s/>9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24.84" calcext:value-type="float">
            <text:p><text:s/>92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0278.3728" calcext:value-type="float">
            <text:p><text:s/>10,278 <text:s/></text:p>
          </table:table-cell>
          <table:table-cell table:style-name="ce42" office:value-type="float" office:value="49.8728" calcext:value-type="float">
            <text:p><text:s/>50 <text:s/></text:p>
          </table:table-cell>
          <table:table-cell table:style-name="ce42" office:value-type="float" office:value="10228.5" calcext:value-type="float">
            <text:p><text:s/>10,2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930786.70596707" calcext:value-type="float">
            <text:p><text:s/>1,930,787 <text:s/></text:p>
          </table:table-cell>
          <table:table-cell table:style-name="ce44" office:value-type="float" office:value="1091010.526801" calcext:value-type="float">
            <text:p><text:s/>1,091,011 <text:s/></text:p>
          </table:table-cell>
          <table:table-cell table:style-name="ce44" office:value-type="float" office:value="839776.179166074" calcext:value-type="float">
            <text:p><text:s/>839,776 <text:s/></text:p>
          </table:table-cell>
          <table:table-cell table:style-name="ce44" office:value-type="float" office:value="444627.272205749" calcext:value-type="float">
            <text:p><text:s/>444,627 <text:s/></text:p>
          </table:table-cell>
          <table:table-cell table:style-name="ce44" office:value-type="float" office:value="173482.371270716" calcext:value-type="float">
            <text:p><text:s/>173,482 <text:s/></text:p>
          </table:table-cell>
          <table:table-cell table:style-name="ce44" office:value-type="float" office:value="170060.661134824" calcext:value-type="float">
            <text:p><text:s/>170,06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421.71013589141" calcext:value-type="float">
            <text:p><text:s/>3,422 <text:s/></text:p>
          </table:table-cell>
          <table:table-cell table:style-name="ce44" office:value-type="float" office:value="271144.900935034" calcext:value-type="float">
            <text:p><text:s/>271,14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930786.70596707" calcext:value-type="float">
            <text:p><text:s/>1,930,787 <text:s/></text:p>
          </table:table-cell>
          <table:table-cell table:style-name="ce44" office:value-type="float" office:value="1091010.526801" calcext:value-type="float">
            <text:p><text:s/>1,091,011 <text:s/></text:p>
          </table:table-cell>
          <table:table-cell table:style-name="ce44" office:value-type="float" office:value="839776.179166074" calcext:value-type="float">
            <text:p><text:s/>839,776 <text:s/></text:p>
          </table:table-cell>
          <table:table-cell table:style-name="ce44" office:value-type="float" office:value="444627.272205749" calcext:value-type="float">
            <text:p><text:s/>444,627 <text:s/></text:p>
          </table:table-cell>
          <table:table-cell table:style-name="ce44" office:value-type="float" office:value="173482.371270716" calcext:value-type="float">
            <text:p><text:s/>173,482 <text:s/></text:p>
          </table:table-cell>
          <table:table-cell table:style-name="ce44" office:value-type="float" office:value="170060.661134824" calcext:value-type="float">
            <text:p><text:s/>170,06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421.71013589141" calcext:value-type="float">
            <text:p><text:s/>3,422 <text:s/></text:p>
          </table:table-cell>
          <table:table-cell table:style-name="ce44" office:value-type="float" office:value="271144.900935034" calcext:value-type="float">
            <text:p><text:s/>271,1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875893.000867074" calcext:value-type="float">
            <text:p><text:s/>875,893 <text:s/></text:p>
          </table:table-cell>
          <table:table-cell table:style-name="ce42" office:value-type="float" office:value="281360.006001" calcext:value-type="float">
            <text:p><text:s/>281,360 <text:s/></text:p>
          </table:table-cell>
          <table:table-cell table:style-name="ce42" office:value-type="float" office:value="594532.994866074" calcext:value-type="float">
            <text:p><text:s/>594,533 <text:s/></text:p>
          </table:table-cell>
          <table:table-cell table:style-name="ce42" office:value-type="float" office:value="444627.272205749" calcext:value-type="float">
            <text:p><text:s/>444,627 <text:s/></text:p>
          </table:table-cell>
          <table:table-cell table:style-name="ce42" office:value-type="float" office:value="173482.371270716" calcext:value-type="float">
            <text:p><text:s/>173,482 <text:s/></text:p>
          </table:table-cell>
          <table:table-cell table:style-name="ce42" office:value-type="float" office:value="170060.661134824" calcext:value-type="float">
            <text:p><text:s/>170,0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21.71013589141" calcext:value-type="float">
            <text:p><text:s/>3,422 <text:s/></text:p>
          </table:table-cell>
          <table:table-cell table:style-name="ce42" office:value-type="float" office:value="271144.900935034" calcext:value-type="float">
            <text:p><text:s/>271,1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32" calcext:value-type="float">
            <text:p><text:s/>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5649.876201" calcext:value-type="float">
            <text:p><text:s/>15,650 <text:s/></text:p>
          </table:table-cell>
          <table:table-cell table:style-name="ce42" office:value-type="float" office:value="10513.830001" calcext:value-type="float">
            <text:p><text:s/>10,514 <text:s/></text:p>
          </table:table-cell>
          <table:table-cell table:style-name="ce42" office:value-type="float" office:value="5136.0462" calcext:value-type="float">
            <text:p><text:s/>5,136 <text:s/></text:p>
          </table:table-cell>
          <table:table-cell table:number-columns-repeated="3" table:style-name="ce42" office:value-type="float" office:value="10914.2425715857" calcext:value-type="float">
            <text:p><text:s/>10,91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8479.4113" calcext:value-type="float">
            <text:p><text:s/>38,479 <text:s/></text:p>
          </table:table-cell>
          <table:table-cell table:style-name="ce42" office:value-type="float" office:value="3438.796" calcext:value-type="float">
            <text:p><text:s/>3,439 <text:s/></text:p>
          </table:table-cell>
          <table:table-cell table:style-name="ce42" office:value-type="float" office:value="35040.6153" calcext:value-type="float">
            <text:p><text:s/>35,0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551.6644" calcext:value-type="float">
            <text:p><text:s/>552 <text:s/></text:p>
          </table:table-cell>
          <table:table-cell table:style-name="ce42" office:value-type="float" office:value="221.6632" calcext:value-type="float">
            <text:p><text:s/>222 <text:s/></text:p>
          </table:table-cell>
          <table:table-cell table:style-name="ce42" office:value-type="float" office:value="330.0012" calcext:value-type="float">
            <text:p><text:s/>3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885.0458" calcext:value-type="float">
            <text:p><text:s/>1,885 <text:s/></text:p>
          </table:table-cell>
          <table:table-cell table:style-name="ce42" office:value-type="float" office:value="537.5352" calcext:value-type="float">
            <text:p><text:s/>538 <text:s/></text:p>
          </table:table-cell>
          <table:table-cell table:style-name="ce42" office:value-type="float" office:value="1347.5106" calcext:value-type="float">
            <text:p><text:s/>1,3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0704.5877" calcext:value-type="float">
            <text:p><text:s/>10,705 <text:s/></text:p>
          </table:table-cell>
          <table:table-cell table:style-name="ce42" office:value-type="float" office:value="4741.4208" calcext:value-type="float">
            <text:p><text:s/>4,741 <text:s/></text:p>
          </table:table-cell>
          <table:table-cell table:style-name="ce42" office:value-type="float" office:value="5963.1669" calcext:value-type="float">
            <text:p><text:s/>5,963 <text:s/></text:p>
          </table:table-cell>
          <table:table-cell table:style-name="ce42" office:value-type="float" office:value="183798.935531258" calcext:value-type="float">
            <text:p><text:s/>183,799 <text:s/></text:p>
          </table:table-cell>
          <table:table-cell table:number-columns-repeated="2" table:style-name="ce42" office:value-type="float" office:value="159146.418563239" calcext:value-type="float">
            <text:p><text:s/>159,14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652.5169680196" calcext:value-type="float">
            <text:p><text:s/>24,6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479.3262" calcext:value-type="float">
            <text:p><text:s/>1,479 <text:s/></text:p>
          </table:table-cell>
          <table:table-cell table:style-name="ce42" office:value-type="float" office:value="587.932" calcext:value-type="float">
            <text:p><text:s/>588 <text:s/></text:p>
          </table:table-cell>
          <table:table-cell table:style-name="ce42" office:value-type="float" office:value="891.3942" calcext:value-type="float">
            <text:p><text:s/>8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34001.357466074" calcext:value-type="float">
            <text:p><text:s/>134,001 <text:s/></text:p>
          </table:table-cell>
          <table:table-cell table:style-name="ce42" office:value-type="float" office:value="6786.4056" calcext:value-type="float">
            <text:p><text:s/>6,786 <text:s/></text:p>
          </table:table-cell>
          <table:table-cell table:style-name="ce42" office:value-type="float" office:value="127214.951866074" calcext:value-type="float">
            <text:p><text:s/>127,215 <text:s/></text:p>
          </table:table-cell>
          <table:table-cell table:style-name="ce42" office:value-type="float" office:value="627.975422787405" calcext:value-type="float">
            <text:p><text:s/>628 <text:s/></text:p>
          </table:table-cell>
          <table:table-cell table:style-name="ce42" office:value-type="float" office:value="617.791455891405" calcext:value-type="float">
            <text:p><text:s/>61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7.791455891405" calcext:value-type="float">
            <text:p><text:s/>618 <text:s/></text:p>
          </table:table-cell>
          <table:table-cell table:style-name="ce42" office:value-type="float" office:value="10.183966896" calcext:value-type="float">
            <text:p><text:s/>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80843.876966074" calcext:value-type="float">
            <text:p><text:s/>80,844 <text:s/></text:p>
          </table:table-cell>
          <table:table-cell table:style-name="ce42" office:value-type="float" office:value="6629.6056" calcext:value-type="float">
            <text:p><text:s/>6,630 <text:s/></text:p>
          </table:table-cell>
          <table:table-cell table:style-name="ce42" office:value-type="float" office:value="74214.271366074" calcext:value-type="float">
            <text:p><text:s/>74,214 <text:s/></text:p>
          </table:table-cell>
          <table:table-cell table:style-name="ce42" office:value-type="float" office:value="627.975422787405" calcext:value-type="float">
            <text:p><text:s/>628 <text:s/></text:p>
          </table:table-cell>
          <table:table-cell table:style-name="ce42" office:value-type="float" office:value="617.791455891405" calcext:value-type="float">
            <text:p><text:s/>61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7.791455891405" calcext:value-type="float">
            <text:p><text:s/>618 <text:s/></text:p>
          </table:table-cell>
          <table:table-cell table:style-name="ce42" office:value-type="float" office:value="10.183966896" calcext:value-type="float">
            <text:p><text:s/>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2655.3954" calcext:value-type="float">
            <text:p>( 22,655 <text:s/>)</text:p>
          </table:table-cell>
          <table:table-cell table:style-name="ce45" office:value-type="float" office:value="1495.2056" calcext:value-type="float">
            <text:p>( 1,495 <text:s/>)</text:p>
          </table:table-cell>
          <table:table-cell table:style-name="ce45" office:value-type="float" office:value="21160.1898" calcext:value-type="float">
            <text:p>( 21,160 <text:s/>)</text:p>
          </table:table-cell>
          <table:table-cell table:style-name="ce45" office:value-type="float" office:value="10.183966896" calcext:value-type="float">
            <text:p>( 1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0.183966896" calcext:value-type="float">
            <text:p>( 1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5042.881566074" calcext:value-type="float">
            <text:p>( 55,043 <text:s/>)</text:p>
          </table:table-cell>
          <table:table-cell table:style-name="ce45" office:value-type="float" office:value="1988.8" calcext:value-type="float">
            <text:p>( 1,989 <text:s/>)</text:p>
          </table:table-cell>
          <table:table-cell table:style-name="ce45" office:value-type="float" office:value="53054.081566074" calcext:value-type="float">
            <text:p>( 53,054 <text:s/>)</text:p>
          </table:table-cell>
          <table:table-cell table:number-columns-repeated="2" table:style-name="ce45" office:value-type="float" office:value="617.791455891405" calcext:value-type="float">
            <text:p>( 618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17.791455891405" calcext:value-type="float">
            <text:p>( 618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3145.6" calcext:value-type="float">
            <text:p>( 3,14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80.1" calcext:value-type="float">
            <text:p><text:s/>280 <text:s/></text:p>
          </table:table-cell>
          <table:table-cell table:style-name="ce42" office:value-type="float" office:value="156.8" calcext:value-type="float">
            <text:p><text:s/>157 <text:s/></text:p>
          </table:table-cell>
          <table:table-cell table:style-name="ce42" office:value-type="float" office:value="123.3" calcext:value-type="float">
            <text:p><text:s/>1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52877.3805" calcext:value-type="float">
            <text:p><text:s/>52,8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877.3805" calcext:value-type="float">
            <text:p><text:s/>52,8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160.5661" calcext:value-type="float">
            <text:p><text:s/>5,161 <text:s/></text:p>
          </table:table-cell>
          <table:table-cell table:style-name="ce42" office:value-type="float" office:value="2256.4848" calcext:value-type="float">
            <text:p><text:s/>2,256 <text:s/></text:p>
          </table:table-cell>
          <table:table-cell table:style-name="ce42" office:value-type="float" office:value="2904.0813" calcext:value-type="float">
            <text:p><text:s/>2,9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794.1948" calcext:value-type="float">
            <text:p><text:s/>794 <text:s/></text:p>
          </table:table-cell>
          <table:table-cell table:style-name="ce42" office:value-type="float" office:value="277.08" calcext:value-type="float">
            <text:p><text:s/>277 <text:s/></text:p>
          </table:table-cell>
          <table:table-cell table:style-name="ce42" office:value-type="float" office:value="517.1148" calcext:value-type="float">
            <text:p><text:s/>5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2303.0663" calcext:value-type="float">
            <text:p><text:s/>12,303 <text:s/></text:p>
          </table:table-cell>
          <table:table-cell table:style-name="ce46" office:value-type="float" office:value="1103.6616" calcext:value-type="float">
            <text:p><text:s/>1,104 <text:s/></text:p>
          </table:table-cell>
          <table:table-cell table:style-name="ce46" office:value-type="float" office:value="11199.4047" calcext:value-type="float">
            <text:p><text:s/>11,19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12778.9926" calcext:value-type="float">
            <text:p><text:s/>212,779 <text:s/></text:p>
          </table:table-cell>
          <table:table-cell table:style-name="ce42" office:value-type="float" office:value="147961.3328" calcext:value-type="float">
            <text:p><text:s/>147,961 <text:s/></text:p>
          </table:table-cell>
          <table:table-cell table:style-name="ce42" office:value-type="float" office:value="64817.6598" calcext:value-type="float">
            <text:p><text:s/>64,8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617.3383" calcext:value-type="float">
            <text:p><text:s/>617 <text:s/></text:p>
          </table:table-cell>
          <table:table-cell table:style-name="ce42" office:value-type="float" office:value="177.3328" calcext:value-type="float">
            <text:p><text:s/>177 <text:s/></text:p>
          </table:table-cell>
          <table:table-cell table:style-name="ce42" office:value-type="float" office:value="440.0055" calcext:value-type="float">
            <text:p><text:s/>4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12161.6543" calcext:value-type="float">
            <text:p><text:s/>212,162 <text:s/></text:p>
          </table:table-cell>
          <table:table-cell table:style-name="ce42" office:value-type="float" office:value="147784" calcext:value-type="float">
            <text:p><text:s/>147,784 <text:s/></text:p>
          </table:table-cell>
          <table:table-cell table:style-name="ce42" office:value-type="float" office:value="64377.6543" calcext:value-type="float">
            <text:p><text:s/>64,3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68831.2594" calcext:value-type="float">
            <text:p>( 68,831 <text:s/>)</text:p>
          </table:table-cell>
          <table:table-cell table:style-name="ce45" office:value-type="float" office:value="68370.4" calcext:value-type="float">
            <text:p>( 68,370 <text:s/>)</text:p>
          </table:table-cell>
          <table:table-cell table:style-name="ce45" office:value-type="float" office:value="460.8594" calcext:value-type="float">
            <text:p>( 46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50628.6949" calcext:value-type="float">
            <text:p>( 50,629 <text:s/>)</text:p>
          </table:table-cell>
          <table:table-cell table:style-name="ce47" office:value-type="float" office:value="28933.6" calcext:value-type="float">
            <text:p>( 28,934 <text:s/>)</text:p>
          </table:table-cell>
          <table:table-cell table:style-name="ce47" office:value-type="float" office:value="21695.0949" calcext:value-type="float">
            <text:p>( 21,695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59640.7506" calcext:value-type="float">
            <text:p><text:s/>259,641 <text:s/></text:p>
          </table:table-cell>
          <table:table-cell table:style-name="ce42" office:value-type="float" office:value="10288.1744" calcext:value-type="float">
            <text:p><text:s/>10,288 <text:s/></text:p>
          </table:table-cell>
          <table:table-cell table:style-name="ce42" office:value-type="float" office:value="249352.5762" calcext:value-type="float">
            <text:p><text:s/>249,3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37025.9947" calcext:value-type="float">
            <text:p><text:s/>237,026 <text:s/></text:p>
          </table:table-cell>
          <table:table-cell table:style-name="ce42" office:value-type="float" office:value="4892.1744" calcext:value-type="float">
            <text:p><text:s/>4,892 <text:s/></text:p>
          </table:table-cell>
          <table:table-cell table:style-name="ce42" office:value-type="float" office:value="232133.8203" calcext:value-type="float">
            <text:p><text:s/>232,1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2614.7559" calcext:value-type="float">
            <text:p><text:s/>22,615 <text:s/></text:p>
          </table:table-cell>
          <table:table-cell table:style-name="ce42" office:value-type="float" office:value="5396" calcext:value-type="float">
            <text:p><text:s/>5,396 <text:s/></text:p>
          </table:table-cell>
          <table:table-cell table:style-name="ce42" office:value-type="float" office:value="17218.7559" calcext:value-type="float">
            <text:p><text:s/>17,2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14152.2944" calcext:value-type="float">
            <text:p>( 14,152 <text:s/>)</text:p>
          </table:table-cell>
          <table:table-cell table:style-name="ce45" office:value-type="float" office:value="996.8" calcext:value-type="float">
            <text:p>( 997 <text:s/>)</text:p>
          </table:table-cell>
          <table:table-cell table:style-name="ce45" office:value-type="float" office:value="13155.4944" calcext:value-type="float">
            <text:p>( 13,15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42507.9418" calcext:value-type="float">
            <text:p><text:s/>42,508 <text:s/></text:p>
          </table:table-cell>
          <table:table-cell table:style-name="ce42" office:value-type="float" office:value="7886.2216" calcext:value-type="float">
            <text:p><text:s/>7,886 <text:s/></text:p>
          </table:table-cell>
          <table:table-cell table:style-name="ce42" office:value-type="float" office:value="34621.7202" calcext:value-type="float">
            <text:p><text:s/>34,6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483.0081" calcext:value-type="float">
            <text:p><text:s/>5,483 <text:s/></text:p>
          </table:table-cell>
          <table:table-cell table:style-name="ce46" office:value-type="float" office:value="3803.8088" calcext:value-type="float">
            <text:p><text:s/>3,804 <text:s/></text:p>
          </table:table-cell>
          <table:table-cell table:style-name="ce46" office:value-type="float" office:value="1679.1993" calcext:value-type="float">
            <text:p><text:s/>1,67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02577.7809" calcext:value-type="float">
            <text:p><text:s/>102,578 <text:s/></text:p>
          </table:table-cell>
          <table:table-cell table:style-name="ce42" office:value-type="float" office:value="69446.1232" calcext:value-type="float">
            <text:p><text:s/>69,446 <text:s/></text:p>
          </table:table-cell>
          <table:table-cell table:style-name="ce42" office:value-type="float" office:value="33131.6577" calcext:value-type="float">
            <text:p><text:s/>33,1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5164.5325" calcext:value-type="float">
            <text:p>( 5,165 <text:s/>)</text:p>
          </table:table-cell>
          <table:table-cell table:style-name="ce45" office:value-type="float" office:value="3019.5112" calcext:value-type="float">
            <text:p>( 3,020 <text:s/>)</text:p>
          </table:table-cell>
          <table:table-cell table:style-name="ce45" office:value-type="float" office:value="2145.0213" calcext:value-type="float">
            <text:p>( 2,14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7504.1461" calcext:value-type="float">
            <text:p><text:s/>17,504 <text:s/></text:p>
          </table:table-cell>
          <table:table-cell table:style-name="ce42" office:value-type="float" office:value="10171.712" calcext:value-type="float">
            <text:p><text:s/>10,172 <text:s/></text:p>
          </table:table-cell>
          <table:table-cell table:style-name="ce42" office:value-type="float" office:value="7332.4341" calcext:value-type="float">
            <text:p><text:s/>7,3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1675.4754" calcext:value-type="float">
            <text:p><text:s/>11,675 <text:s/></text:p>
          </table:table-cell>
          <table:table-cell table:style-name="ce42" office:value-type="float" office:value="342.4" calcext:value-type="float">
            <text:p><text:s/>342 <text:s/></text:p>
          </table:table-cell>
          <table:table-cell table:style-name="ce42" office:value-type="float" office:value="11333.0754" calcext:value-type="float">
            <text:p><text:s/>11,3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9286.118680118" calcext:value-type="float">
            <text:p><text:s/>249,286 <text:s/></text:p>
          </table:table-cell>
          <table:table-cell table:style-name="ce42" office:value-type="float" office:value="2803.91868" calcext:value-type="float">
            <text:p><text:s/>2,80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03.91868" calcext:value-type="float">
            <text:p><text:s/>2,804 <text:s/></text:p>
          </table:table-cell>
          <table:table-cell table:style-name="ce42" office:value-type="float" office:value="246482.200000118" calcext:value-type="float">
            <text:p><text:s/>246,4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2683.8091" calcext:value-type="float">
            <text:p><text:s/>2,684 <text:s/></text:p>
          </table:table-cell>
          <table:table-cell table:style-name="ce43" office:value-type="float" office:value="963.424" calcext:value-type="float">
            <text:p><text:s/>963 <text:s/></text:p>
          </table:table-cell>
          <table:table-cell table:style-name="ce43" office:value-type="float" office:value="1720.3851" calcext:value-type="float">
            <text:p><text:s/>1,72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18337.0108" calcext:value-type="float">
            <text:p><text:s/>318,337 <text:s/></text:p>
          </table:table-cell>
          <table:table-cell table:style-name="ce42" office:value-type="float" office:value="188268.7768" calcext:value-type="float">
            <text:p><text:s/>188,269 <text:s/></text:p>
          </table:table-cell>
          <table:table-cell table:style-name="ce42" office:value-type="float" office:value="130068.234" calcext:value-type="float">
            <text:p><text:s/>130,0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279985.0853" calcext:value-type="float">
            <text:p><text:s/>279,985 <text:s/></text:p>
          </table:table-cell>
          <table:table-cell table:style-name="ce42" office:value-type="float" office:value="158045.3912" calcext:value-type="float">
            <text:p><text:s/>158,045 <text:s/></text:p>
          </table:table-cell>
          <table:table-cell table:style-name="ce42" office:value-type="float" office:value="121939.6941" calcext:value-type="float">
            <text:p><text:s/>121,9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531.8352" calcext:value-type="float">
            <text:p><text:s/>532 <text:s/></text:p>
          </table:table-cell>
          <table:table-cell table:style-name="ce42" office:value-type="float" office:value="514.9224" calcext:value-type="float">
            <text:p><text:s/>515 <text:s/></text:p>
          </table:table-cell>
          <table:table-cell table:style-name="ce42" office:value-type="float" office:value="16.9128" calcext:value-type="float">
            <text:p><text:s/>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23395.2471" calcext:value-type="float">
            <text:p><text:s/>23,395 <text:s/></text:p>
          </table:table-cell>
          <table:table-cell table:style-name="ce42" office:value-type="float" office:value="16768.6344" calcext:value-type="float">
            <text:p><text:s/>16,769 <text:s/></text:p>
          </table:table-cell>
          <table:table-cell table:style-name="ce42" office:value-type="float" office:value="6626.6127" calcext:value-type="float">
            <text:p><text:s/>6,6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9988.4912" calcext:value-type="float">
            <text:p><text:s/>9,988 <text:s/></text:p>
          </table:table-cell>
          <table:table-cell table:style-name="ce42" office:value-type="float" office:value="8506.1768" calcext:value-type="float">
            <text:p><text:s/>8,506 <text:s/></text:p>
          </table:table-cell>
          <table:table-cell table:style-name="ce42" office:value-type="float" office:value="1482.3144" calcext:value-type="float">
            <text:p><text:s/>1,4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4436.352" calcext:value-type="float">
            <text:p><text:s/>4,436 <text:s/></text:p>
          </table:table-cell>
          <table:table-cell table:style-name="ce43" office:value-type="float" office:value="4433.652" calcext:value-type="float">
            <text:p><text:s/>4,434 <text:s/></text:p>
          </table:table-cell>
          <table:table-cell table:style-name="ce43" office:value-type="float" office:value="2.7" calcext:value-type="float">
            <text:p><text:s/>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36556.6943" calcext:value-type="float">
            <text:p><text:s/>736,557 <text:s/></text:p>
          </table:table-cell>
          <table:table-cell table:style-name="ce44" office:value-type="float" office:value="621381.744" calcext:value-type="float">
            <text:p><text:s/>621,382 <text:s/></text:p>
          </table:table-cell>
          <table:table-cell table:style-name="ce44" office:value-type="float" office:value="115174.9503" calcext:value-type="float">
            <text:p><text:s/>115,17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5032894.753914" calcext:value-type="float">
            <text:p><text:s/>45,032,895 <text:s/></text:p>
          </table:table-cell>
          <table:table-cell table:style-name="ce42" office:value-type="float" office:value="18041" calcext:value-type="float">
            <text:p><text:s/>18,041 <text:s/></text:p>
          </table:table-cell>
          <table:table-cell table:style-name="ce42" office:value-type="float" office:value="45014853.753914" calcext:value-type="float">
            <text:p><text:s/>45,014,854 <text:s/></text:p>
          </table:table-cell>
          <table:table-cell table:style-name="ce42" office:value-type="float" office:value="3465556.274398" calcext:value-type="float">
            <text:p><text:s/>3,465,556 <text:s/></text:p>
          </table:table-cell>
          <table:table-cell table:style-name="ce42" office:value-type="float" office:value="302267.536429" calcext:value-type="float">
            <text:p><text:s/>302,268 <text:s/></text:p>
          </table:table-cell>
          <table:table-cell table:style-name="ce42" office:value-type="float" office:value="246868.194289" calcext:value-type="float">
            <text:p><text:s/>246,8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399.34214" calcext:value-type="float">
            <text:p><text:s/>55,399 <text:s/></text:p>
          </table:table-cell>
          <table:table-cell table:style-name="ce42" office:value-type="float" office:value="3163288.737969" calcext:value-type="float">
            <text:p><text:s/>3,163,2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4278477.855" calcext:value-type="float">
            <text:p><text:s/>44,278,4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278477.855" calcext:value-type="float">
            <text:p><text:s/>44,278,4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879.854026" calcext:value-type="float">
            <text:p><text:s/>74,8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4879.854026" calcext:value-type="float">
            <text:p><text:s/>74,8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754416.898914" calcext:value-type="float">
            <text:p><text:s/>754,417 <text:s/></text:p>
          </table:table-cell>
          <table:table-cell table:style-name="ce42" office:value-type="float" office:value="18041" calcext:value-type="float">
            <text:p><text:s/>18,041 <text:s/></text:p>
          </table:table-cell>
          <table:table-cell table:style-name="ce42" office:value-type="float" office:value="736375.898914" calcext:value-type="float">
            <text:p><text:s/>736,376 <text:s/></text:p>
          </table:table-cell>
          <table:table-cell table:style-name="ce42" office:value-type="float" office:value="3390676.420372" calcext:value-type="float">
            <text:p><text:s/>3,390,676 <text:s/></text:p>
          </table:table-cell>
          <table:table-cell table:style-name="ce42" office:value-type="float" office:value="302267.536429" calcext:value-type="float">
            <text:p><text:s/>302,268 <text:s/></text:p>
          </table:table-cell>
          <table:table-cell table:style-name="ce42" office:value-type="float" office:value="246868.194289" calcext:value-type="float">
            <text:p><text:s/>246,8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399.34214" calcext:value-type="float">
            <text:p><text:s/>55,399 <text:s/></text:p>
          </table:table-cell>
          <table:table-cell table:style-name="ce42" office:value-type="float" office:value="3088408.883943" calcext:value-type="float">
            <text:p><text:s/>3,088,4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4970.989152" calcext:value-type="float">
            <text:p><text:s/>124,9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4970.989152" calcext:value-type="float">
            <text:p><text:s/>124,97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4970.989152" calcext:value-type="float">
            <text:p><text:s/>124,97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24970.989152" calcext:value-type="float">
            <text:p><text:s/>124,971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6年(西元2007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79909.29183" calcext:value-type="float">
            <text:p><text:s/>379,909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87.48" calcext:value-type="float">
            <text:p><text:s/>187 <text:s/></text:p>
          </table:table-cell>
          <table:table-cell table:style-name="ce41" office:value-type="float" office:value="37799.967602" calcext:value-type="float">
            <text:p><text:s/>37,800 <text:s/></text:p>
          </table:table-cell>
          <table:table-cell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564505.096" calcext:value-type="float">
            <text:p><text:s/>10,564,5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564505.096" calcext:value-type="float">
            <text:p><text:s/>10,564,505 <text:s/></text:p>
          </table:table-cell>
          <table:table-cell table:style-name="ce43" office:value-type="float" office:value="379909.29183" calcext:value-type="float">
            <text:p><text:s/>379,90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7.48" calcext:value-type="float">
            <text:p><text:s/>187 <text:s/></text:p>
          </table:table-cell>
          <table:table-cell table:style-name="ce43" office:value-type="float" office:value="37799.967602" calcext:value-type="float">
            <text:p><text:s/>37,800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762.41916" calcext:value-type="float">
            <text:p><text:s/>3,76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564505.096" calcext:value-type="float">
            <text:p><text:s/>10,564,505 <text:s/></text:p>
          </table:table-cell>
          <table:table-cell table:style-name="ce42" office:value-type="float" office:value="718121.60019" calcext:value-type="float">
            <text:p><text:s/>718,1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.48" calcext:value-type="float">
            <text:p><text:s/>187 <text:s/></text:p>
          </table:table-cell>
          <table:table-cell table:style-name="ce42" office:value-type="float" office:value="37799.967602" calcext:value-type="float">
            <text:p><text:s/>37,80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564505.096" calcext:value-type="float">
            <text:p><text:s/>10,564,505 <text:s/></text:p>
          </table:table-cell>
          <table:table-cell table:style-name="ce42" office:value-type="float" office:value="718121.60019" calcext:value-type="float">
            <text:p><text:s/>718,12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925.383808" calcext:value-type="float">
            <text:p><text:s/>36,92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7.48" calcext:value-type="float">
            <text:p><text:s/>187 <text:s/></text:p>
          </table:table-cell>
          <table:table-cell table:style-name="ce42" office:value-type="float" office:value="874.583794" calcext:value-type="float">
            <text:p><text:s/>8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8212.30836" calcext:value-type="float">
            <text:p><text:s/>338,21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908026.222366" calcext:value-type="float">
            <text:p><text:s/>20,908,02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8212.30836" calcext:value-type="float">
            <text:p><text:s/>338,21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908026.222366" calcext:value-type="float">
            <text:p><text:s/>20,908,026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85994.881756" calcext:value-type="float">
            <text:p><text:s/>1,785,99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0.340998" calcext:value-type="float">
            <text:p><text:s/>13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30.406954" calcext:value-type="float">
            <text:p><text:s/>5,73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7957.871968" calcext:value-type="float">
            <text:p><text:s/>307,95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45348.083852" calcext:value-type="float">
            <text:p><text:s/>845,34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2625.266" calcext:value-type="float">
            <text:p><text:s/>382,62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2091.822134" calcext:value-type="float">
            <text:p><text:s/>182,092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62111.08985" calcext:value-type="float">
            <text:p><text:s/>62,111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24752.8312" calcext:value-type="float">
            <text:p><text:s/>824,753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8293516.09025" calcext:value-type="float">
            <text:p><text:s/>18,293,516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8293516.09025" calcext:value-type="float">
            <text:p><text:s/>18,293,51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355997.967204" calcext:value-type="float">
            <text:p><text:s/>10,355,99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766.301254" calcext:value-type="float">
            <text:p><text:s/>30,76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9421.309438" calcext:value-type="float">
            <text:p><text:s/>299,42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9881.296756" calcext:value-type="float">
            <text:p><text:s/>589,88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648.887246" calcext:value-type="float">
            <text:p><text:s/>23,64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047.462362" calcext:value-type="float">
            <text:p><text:s/>40,04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4601.556868" calcext:value-type="float">
            <text:p><text:s/>314,60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220.960408" calcext:value-type="float">
            <text:p><text:s/>46,22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38198.484476" calcext:value-type="float">
            <text:p><text:s/>2,538,19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7629.136308" calcext:value-type="float">
            <text:p><text:s/>1,697,62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826.840214" calcext:value-type="float">
            <text:p>( 4,827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540854.445158" calcext:value-type="float">
            <text:p>( 1,540,854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7783.952022" calcext:value-type="float">
            <text:p><text:s/>567,78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1236.165512" calcext:value-type="float">
            <text:p><text:s/>241,236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1549.230634" calcext:value-type="float">
            <text:p><text:s/>31,54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6012.0919" calcext:value-type="float">
            <text:p><text:s/>236,01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4966.23055" calcext:value-type="float">
            <text:p><text:s/>84,966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95526.506636" calcext:value-type="float">
            <text:p><text:s/>395,52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0693.548502" calcext:value-type="float">
            <text:p><text:s/>450,69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1943.564432" calcext:value-type="float">
            <text:p><text:s/>191,94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8749.98407" calcext:value-type="float">
            <text:p><text:s/>258,75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6649.994092" calcext:value-type="float">
            <text:p>( 36,650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158460.656134" calcext:value-type="float">
            <text:p>( 158,46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19502.574942" calcext:value-type="float">
            <text:p><text:s/>1,319,50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23836.000104" calcext:value-type="float">
            <text:p><text:s/>1,223,8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5666.574838" calcext:value-type="float">
            <text:p><text:s/>95,66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9593.943188" calcext:value-type="float">
            <text:p>( 49,594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0675.643786" calcext:value-type="float">
            <text:p><text:s/>520,676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50777.314052" calcext:value-type="float">
            <text:p><text:s/>150,77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96278.334932" calcext:value-type="float">
            <text:p><text:s/>2,696,27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834590.63636" calcext:value-type="float">
            <text:p>( 1,834,59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4759.949794" calcext:value-type="float">
            <text:p><text:s/>194,76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1607.511492" calcext:value-type="float">
            <text:p><text:s/>91,6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6159.10815" calcext:value-type="float">
            <text:p><text:s/>76,1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6770.711944" calcext:value-type="float">
            <text:p><text:s/>206,77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482.181716" calcext:value-type="float">
            <text:p><text:s/>49,482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5103.322012" calcext:value-type="float">
            <text:p><text:s/>75,10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438.328726" calcext:value-type="float">
            <text:p><text:s/>71,43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64.993286" calcext:value-type="float">
            <text:p><text:s/>3,66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5281.559118" calcext:value-type="float">
            <text:p><text:s/>225,28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7544.119092" calcext:value-type="float">
            <text:p><text:s/>137,544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7737.440026" calcext:value-type="float">
            <text:p><text:s/>87,73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28543.13475" calcext:value-type="float">
            <text:p><text:s/>3,928,54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1995.62635" calcext:value-type="float">
            <text:p><text:s/>541,99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1358.505804" calcext:value-type="float">
            <text:p><text:s/>221,3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6868.41211" calcext:value-type="float">
            <text:p><text:s/>96,86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224.441804" calcext:value-type="float">
            <text:p><text:s/>61,2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5757.675816" calcext:value-type="float">
            <text:p><text:s/>125,75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8758.222464" calcext:value-type="float">
            <text:p><text:s/>98,75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8600.386042" calcext:value-type="float">
            <text:p><text:s/>88,60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21320.651668" calcext:value-type="float">
            <text:p><text:s/>721,32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9761.058844" calcext:value-type="float">
            <text:p><text:s/>449,761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522898.153848" calcext:value-type="float">
            <text:p><text:s/>1,522,898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708590.107166" calcext:value-type="float">
            <text:p><text:s/>3,708,59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0539160" calcext:value-type="float">
            <text:p><text:s/>40,539,160 <text:s/></text:p>
          </table:table-cell>
          <table:table-cell table:style-name="ce42" office:value-type="float" office:value="8350251.165" calcext:value-type="float">
            <text:p><text:s/>8,350,2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80" calcext:value-type="float">
            <text:p><text:s/>2,180 <text:s/></text:p>
          </table:table-cell>
          <table:table-cell table:style-name="ce42" office:value-type="float" office:value="439534.507" calcext:value-type="float">
            <text:p><text:s/>439,53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0539160" calcext:value-type="float">
            <text:p><text:s/>40,539,160 <text:s/></text:p>
          </table:table-cell>
          <table:table-cell table:style-name="ce42" office:value-type="float" office:value="8350251.165" calcext:value-type="float">
            <text:p><text:s/>8,350,2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9364.928" calcext:value-type="float">
            <text:p><text:s/>429,36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80" calcext:value-type="float">
            <text:p><text:s/>2,180 <text:s/></text:p>
          </table:table-cell>
          <table:table-cell table:style-name="ce42" office:value-type="float" office:value="10169.579" calcext:value-type="float">
            <text:p><text:s/>10,17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6年(西元2007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94930.2" calcext:value-type="float">
            <text:p><text:s/>94,930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426476.27799081" calcext:value-type="float">
            <text:p><text:s/>2,426,476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7169918.212768" calcext:value-type="float">
            <text:p><text:s/>127,169,918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546943.5347333" calcext:value-type="float">
            <text:p><text:s/>17,546,944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60913.68" calcext:value-type="float">
            <text:p><text:s/>2,160,914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02790.4" calcext:value-type="float">
            <text:p><text:s/>2,102,790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9778.157132549" calcext:value-type="float">
            <text:p><text:s/>379,778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4930.2" calcext:value-type="float">
            <text:p><text:s/>94,93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7405968.718893" calcext:value-type="float">
            <text:p><text:s/>107,405,969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717193.4824589" calcext:value-type="float">
            <text:p><text:s/>17,717,193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69584.589738403" calcext:value-type="float">
            <text:p><text:s/>-369,585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2848035.929336" calcext:value-type="float">
            <text:p><text:s/>112,848,036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35561.02" calcext:value-type="float">
            <text:p><text:s/>3,935,561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47287.055" calcext:value-type="float">
            <text:p><text:s/>3,647,287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116898.4948048" calcext:value-type="float">
            <text:p><text:s/>52,116,898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008406.9093032" calcext:value-type="float">
            <text:p><text:s/>42,008,407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2.063794" calcext:value-type="float">
            <text:p><text:s/>1,062 <text:s/></text:p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8960.894" calcext:value-type="float">
            <text:p><text:s/>678,961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459859.4924337" calcext:value-type="float">
            <text:p><text:s/>10,459,859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91369.5618" calcext:value-type="float">
            <text:p><text:s/>1,791,370 <text:s/></text:p>
          </table:table-cell>
          <table:table-cell table:style-name="ce42" office:value-type="float" office:value="97947115.3100192" calcext:value-type="float">
            <text:p><text:s/>97,947,115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91369.5618" calcext:value-type="float">
            <text:p><text:s/>1,791,370 <text:s/></text:p>
          </table:table-cell>
          <table:table-cell table:style-name="ce42" office:value-type="float" office:value="81445923.0714608" calcext:value-type="float">
            <text:p><text:s/>81,445,923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6501192.2385584" calcext:value-type="float">
            <text:p><text:s/>16,501,192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1585.83954" calcext:value-type="float">
            <text:p><text:s/>481,586 <text:s/></text:p>
          </table:table-cell>
          <table:table-cell table:style-name="ce42" office:value-type="float" office:value="6362607.19892235" calcext:value-type="float">
            <text:p><text:s/>6,362,607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81.860998" calcext:value-type="float">
            <text:p><text:s/>1,582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5545.4101" calcext:value-type="float">
            <text:p><text:s/>415,545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9382.3758" calcext:value-type="float">
            <text:p><text:s/>429,382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74.406954" calcext:value-type="float">
            <text:p><text:s/>5,874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1585.83954" calcext:value-type="float">
            <text:p><text:s/>481,586 <text:s/></text:p>
          </table:table-cell>
          <table:table-cell table:style-name="ce42" office:value-type="float" office:value="4023599.10376235" calcext:value-type="float">
            <text:p><text:s/>4,023,599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7476.616652" calcext:value-type="float">
            <text:p><text:s/>857,477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2625.266" calcext:value-type="float">
            <text:p><text:s/>382,625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2091.822134" calcext:value-type="float">
            <text:p><text:s/>182,092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4430.336522" calcext:value-type="float">
            <text:p><text:s/>64,430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41326.4505" calcext:value-type="float">
            <text:p><text:s/>841,326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94930.2" calcext:value-type="float">
            <text:p><text:s/>94,930 <text:s/></text:p>
          </table:table-cell>
          <table:table-cell table:style-name="ce44" office:value-type="float" office:value="1309783.72226" calcext:value-type="float">
            <text:p><text:s/>1,309,784 <text:s/></text:p>
          </table:table-cell>
          <table:table-cell table:style-name="ce44" office:value-type="float" office:value="67953505.5574336" calcext:value-type="float">
            <text:p><text:s/>67,953,506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94930.2" calcext:value-type="float">
            <text:p><text:s/>94,930 <text:s/></text:p>
          </table:table-cell>
          <table:table-cell table:style-name="ce44" office:value-type="float" office:value="1309783.72226" calcext:value-type="float">
            <text:p><text:s/>1,309,784 <text:s/></text:p>
          </table:table-cell>
          <table:table-cell table:style-name="ce44" office:value-type="float" office:value="47824709.0994477" calcext:value-type="float">
            <text:p><text:s/>47,824,709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09783.72226" calcext:value-type="float">
            <text:p><text:s/>1,309,784 <text:s/></text:p>
          </table:table-cell>
          <table:table-cell table:style-name="ce42" office:value-type="float" office:value="24078775.3103272" calcext:value-type="float">
            <text:p><text:s/>24,078,775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415.906772" calcext:value-type="float">
            <text:p><text:s/>70,416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081.6892" calcext:value-type="float">
            <text:p><text:s/>21,082 <text:s/></text:p>
          </table:table-cell>
          <table:table-cell table:style-name="ce42" office:value-type="float" office:value="670127.695101234" calcext:value-type="float">
            <text:p><text:s/>670,128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245.4940666667" calcext:value-type="float">
            <text:p><text:s/>43,245 <text:s/></text:p>
          </table:table-cell>
          <table:table-cell table:style-name="ce42" office:value-type="float" office:value="1523941.30357768" calcext:value-type="float">
            <text:p><text:s/>1,523,941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557.794471" calcext:value-type="float">
            <text:p><text:s/>52,558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959.192574" calcext:value-type="float">
            <text:p><text:s/>47,959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352.3247333333" calcext:value-type="float">
            <text:p><text:s/>16,352 <text:s/></text:p>
          </table:table-cell>
          <table:table-cell table:style-name="ce42" office:value-type="float" office:value="1137050.61644185" calcext:value-type="float">
            <text:p><text:s/>1,137,051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957.780741" calcext:value-type="float">
            <text:p><text:s/>54,958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82514.32429" calcext:value-type="float">
            <text:p><text:s/>1,182,514 <text:s/></text:p>
          </table:table-cell>
          <table:table-cell table:style-name="ce42" office:value-type="float" office:value="8008669.8318273" calcext:value-type="float">
            <text:p><text:s/>8,008,670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82514.32429" calcext:value-type="float">
            <text:p><text:s/>1,182,514 <text:s/></text:p>
          </table:table-cell>
          <table:table-cell table:style-name="ce42" office:value-type="float" office:value="5817322.83000156" calcext:value-type="float">
            <text:p><text:s/>5,817,323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571.855666" calcext:value-type="float">
            <text:p>( 5,572 <text:s/>)</text:p>
          </table:table-cell>
          <table:table-cell table:style-name="ce45" office:value-type="float" office:value="1067492.79266637" calcext:value-type="float">
            <text:p>( 1,067,493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176942.468624" calcext:value-type="float">
            <text:p>( 1,176,942 <text:s/>)</text:p>
          </table:table-cell>
          <table:table-cell table:style-name="ce45" office:value-type="float" office:value="4590270.66639919" calcext:value-type="float">
            <text:p>( 4,590,271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7611.52" calcext:value-type="float">
            <text:p>( 7,612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3885.10250337" calcext:value-type="float">
            <text:p><text:s/>1,263,885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9284.516823365" calcext:value-type="float">
            <text:p><text:s/>529,285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398177.382499" calcext:value-type="float">
            <text:p><text:s/>398,177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3552.461916" calcext:value-type="float">
            <text:p><text:s/>463,552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1989.814569" calcext:value-type="float">
            <text:p><text:s/>151,990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92019.609736" calcext:value-type="float">
            <text:p><text:s/>492,020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00043.573466" calcext:value-type="float">
            <text:p><text:s/>2,700,044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73241.927808" calcext:value-type="float">
            <text:p><text:s/>1,773,242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6801.645658" calcext:value-type="float">
            <text:p><text:s/>926,802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7924.83384" calcext:value-type="float">
            <text:p>( 117,925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32890.86279" calcext:value-type="float">
            <text:p>( 232,891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95.47537" calcext:value-type="float">
            <text:p><text:s/>3,095 <text:s/></text:p>
          </table:table-cell>
          <table:table-cell table:style-name="ce42" office:value-type="float" office:value="3571632.327006" calcext:value-type="float">
            <text:p><text:s/>3,571,632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57.285222" calcext:value-type="float">
            <text:p><text:s/>1,857 <text:s/></text:p>
          </table:table-cell>
          <table:table-cell table:style-name="ce42" office:value-type="float" office:value="3353975.297" calcext:value-type="float">
            <text:p><text:s/>3,353,975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38.190148" calcext:value-type="float">
            <text:p><text:s/>1,238 <text:s/></text:p>
          </table:table-cell>
          <table:table-cell table:style-name="ce42" office:value-type="float" office:value="217657.030006" calcext:value-type="float">
            <text:p><text:s/>217,657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38.190148" calcext:value-type="float">
            <text:p>( 1,238 <text:s/>)</text:p>
          </table:table-cell>
          <table:table-cell table:style-name="ce45" office:value-type="float" office:value="94719.463929" calcext:value-type="float">
            <text:p>( 94,719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0626.654358" calcext:value-type="float">
            <text:p><text:s/>650,627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75045.815413" calcext:value-type="float">
            <text:p><text:s/>175,046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494.4146" calcext:value-type="float">
            <text:p><text:s/>43,494 <text:s/></text:p>
          </table:table-cell>
          <table:table-cell table:style-name="ce42" office:value-type="float" office:value="3109824.94743496" calcext:value-type="float">
            <text:p><text:s/>3,109,825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3494.4146" calcext:value-type="float">
            <text:p>( 43,494 <text:s/>)</text:p>
          </table:table-cell>
          <table:table-cell table:style-name="ce45" office:value-type="float" office:value="1883249.58346" calcext:value-type="float">
            <text:p>( 1,883,250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9044.907132" calcext:value-type="float">
            <text:p><text:s/>249,045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607.511492" calcext:value-type="float">
            <text:p><text:s/>91,608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1696.961344" calcext:value-type="float">
            <text:p><text:s/>251,697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7008.406624144" calcext:value-type="float">
            <text:p><text:s/>457,008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317.047662" calcext:value-type="float">
            <text:p><text:s/>120,317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8685.150668" calcext:value-type="float">
            <text:p><text:s/>28,685 <text:s/></text:p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00946.0299565" calcext:value-type="float">
            <text:p><text:s/>12,000,946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445.6" calcext:value-type="float">
            <text:p><text:s/>130,446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64777.3079445" calcext:value-type="float">
            <text:p><text:s/>11,464,777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819.008726" calcext:value-type="float">
            <text:p><text:s/>100,819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64.993286" calcext:value-type="float">
            <text:p><text:s/>3,665 <text:s/></text:p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1239.12" calcext:value-type="float">
            <text:p><text:s/>301,239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5992.98895" calcext:value-type="float">
            <text:p><text:s/>575,993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1434.788924" calcext:value-type="float">
            <text:p><text:s/>141,435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34558.200026" calcext:value-type="float">
            <text:p><text:s/>434,558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847.906" calcext:value-type="float">
            <text:p><text:s/>2,8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76116.167711" calcext:value-type="float">
            <text:p><text:s/>5,376,116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1995.62635" calcext:value-type="float">
            <text:p><text:s/>541,996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2437.892461" calcext:value-type="float">
            <text:p><text:s/>1,042,438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646.41211" calcext:value-type="float">
            <text:p><text:s/>105,646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383.31429" calcext:value-type="float">
            <text:p><text:s/>72,383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515.535816" calcext:value-type="float">
            <text:p><text:s/>135,516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654.437664" calcext:value-type="float">
            <text:p><text:s/>105,654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8600.386042" calcext:value-type="float">
            <text:p><text:s/>88,600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4715.898768" calcext:value-type="float">
            <text:p><text:s/>744,716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847.906" calcext:value-type="float">
            <text:p><text:s/>2,8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2106.956044" calcext:value-type="float">
            <text:p><text:s/>892,107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647059.708166" calcext:value-type="float">
            <text:p><text:s/>1,647,060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92082.294" calcext:value-type="float">
            <text:p><text:s/>92,08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792878.602503" calcext:value-type="float">
            <text:p><text:s/>5,792,879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128796.4579859" calcext:value-type="float">
            <text:p><text:s/>20,128,796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128796.4579859" calcext:value-type="float">
            <text:p><text:s/>20,128,796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6147793.303625" calcext:value-type="float">
            <text:p>( 16,147,793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3116607.973961" calcext:value-type="float">
            <text:p><text:s/>243,116,608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8796091.395" calcext:value-type="float">
            <text:p><text:s/>198,796,091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49.579" calcext:value-type="float">
            <text:p><text:s/>12,350 <text:s/></text:p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13433" calcext:value-type="float">
            <text:p><text:s/>2,313,433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994733.999961" calcext:value-type="float">
            <text:p><text:s/>41,994,734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758216.999966" calcext:value-type="float">
            <text:p><text:s/>23,758,217 <text:s/></text:p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3758216.999966" calcext:value-type="float">
            <text:p><text:s/>23,758,217 <text:s/></text:p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